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6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17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18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19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0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1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22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23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91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92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93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94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95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96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97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98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199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 style:list-style-name="L200">
      <style:text-properties style:font-name="Tahoma" fo:font-size="14pt" style:font-name-asian="Tahoma" style:font-size-asian="14pt" style:language-asian="ja" style:country-asian="JP" style:font-size-complex="14pt"/>
    </style:style>
    <style:style style:name="P216" style:family="paragraph" style:parent-style-name="Table_20_Contents" style:list-style-name="L201">
      <style:text-properties style:font-name="Tahoma" fo:font-size="14pt" style:font-name-asian="Tahoma" style:font-size-asian="14pt" style:language-asian="ja" style:country-asian="JP" style:font-size-complex="14pt"/>
    </style:style>
    <style:style style:name="P217" style:family="paragraph" style:parent-style-name="Table_20_Contents" style:list-style-name="L202">
      <style:text-properties style:font-name="Tahoma" fo:font-size="14pt" style:font-name-asian="Tahoma" style:font-size-asian="14pt" style:language-asian="ja" style:country-asian="JP" style:font-size-complex="14pt"/>
    </style:style>
    <style:style style:name="P218" style:family="paragraph" style:parent-style-name="Table_20_Contents" style:list-style-name="L203">
      <style:text-properties style:font-name="Tahoma" fo:font-size="14pt" style:font-name-asian="Tahoma" style:font-size-asian="14pt" style:language-asian="ja" style:country-asian="JP" style:font-size-complex="14pt"/>
    </style:style>
    <style:style style:name="P219" style:family="paragraph" style:parent-style-name="Table_20_Contents" style:list-style-name="L204">
      <style:text-properties style:font-name="Tahoma" fo:font-size="14pt" style:font-name-asian="Tahoma" style:font-size-asian="14pt" style:language-asian="ja" style:country-asian="JP" style:font-size-complex="14pt"/>
    </style:style>
    <style:style style:name="P220" style:family="paragraph" style:parent-style-name="Table_20_Contents" style:list-style-name="L205">
      <style:text-properties style:font-name="Tahoma" fo:font-size="14pt" style:font-name-asian="Tahoma" style:font-size-asian="14pt" style:language-asian="ja" style:country-asian="JP" style:font-size-complex="14pt"/>
    </style:style>
    <style:style style:name="P221" style:family="paragraph" style:parent-style-name="Table_20_Contents" style:list-style-name="L206">
      <style:text-properties style:font-name="Tahoma" fo:font-size="14pt" style:font-name-asian="Tahoma" style:font-size-asian="14pt" style:language-asian="ja" style:country-asian="JP" style:font-size-complex="14pt"/>
    </style:style>
    <style:style style:name="P222" style:family="paragraph" style:parent-style-name="Table_20_Contents" style:list-style-name="L207">
      <style:text-properties style:font-name="Tahoma" fo:font-size="14pt" style:font-name-asian="Tahoma" style:font-size-asian="14pt" style:language-asian="ja" style:country-asian="JP" style:font-size-complex="14pt"/>
    </style:style>
    <style:style style:name="P223" style:family="paragraph" style:parent-style-name="Table_20_Contents" style:list-style-name="L208">
      <style:text-properties style:font-name="Tahoma" fo:font-size="14pt" style:font-name-asian="Tahoma" style:font-size-asian="14pt" style:language-asian="ja" style:country-asian="JP" style:font-size-complex="14pt"/>
    </style:style>
    <style:style style:name="P224" style:family="paragraph" style:parent-style-name="Table_20_Contents" style:list-style-name="L209">
      <style:text-properties style:font-name="Tahoma" fo:font-size="14pt" style:font-name-asian="Tahoma" style:font-size-asian="14pt" style:language-asian="ja" style:country-asian="JP" style:font-size-complex="14pt"/>
    </style:style>
    <style:style style:name="P225" style:family="paragraph" style:parent-style-name="Table_20_Contents" style:list-style-name="L210">
      <style:text-properties style:font-name="Tahoma" fo:font-size="14pt" style:font-name-asian="Tahoma" style:font-size-asian="14pt" style:language-asian="ja" style:country-asian="JP" style:font-size-complex="14pt"/>
    </style:style>
    <style:style style:name="P226" style:family="paragraph" style:parent-style-name="Table_20_Contents" style:list-style-name="L211">
      <style:text-properties style:font-name="Tahoma" fo:font-size="14pt" style:font-name-asian="Tahoma" style:font-size-asian="14pt" style:language-asian="ja" style:country-asian="JP" style:font-size-complex="14pt"/>
    </style:style>
    <style:style style:name="P227" style:family="paragraph" style:parent-style-name="Table_20_Contents" style:list-style-name="L212">
      <style:text-properties style:font-name="Tahoma" fo:font-size="14pt" style:font-name-asian="Tahoma" style:font-size-asian="14pt" style:language-asian="ja" style:country-asian="JP" style:font-size-complex="14pt"/>
    </style:style>
    <style:style style:name="P228" style:family="paragraph" style:parent-style-name="Table_20_Contents" style:list-style-name="L213">
      <style:text-properties style:font-name="Tahoma" fo:font-size="14pt" style:font-name-asian="Tahoma" style:font-size-asian="14pt" style:language-asian="ja" style:country-asian="JP" style:font-size-complex="14pt"/>
    </style:style>
    <style:style style:name="P229" style:family="paragraph" style:parent-style-name="Table_20_Contents" style:list-style-name="L214">
      <style:text-properties style:font-name="Tahoma" fo:font-size="14pt" style:font-name-asian="Tahoma" style:font-size-asian="14pt" style:language-asian="ja" style:country-asian="JP" style:font-size-complex="14pt"/>
    </style:style>
    <style:style style:name="P230" style:family="paragraph" style:parent-style-name="Table_20_Contents" style:list-style-name="L215">
      <style:text-properties style:font-name="Tahoma" fo:font-size="14pt" style:font-name-asian="Tahoma" style:font-size-asian="14pt" style:language-asian="ja" style:country-asian="JP" style:font-size-complex="14pt"/>
    </style:style>
    <style:style style:name="P231" style:family="paragraph" style:parent-style-name="Table_20_Contents" style:list-style-name="L216">
      <style:text-properties style:font-name="Tahoma" fo:font-size="14pt" style:font-name-asian="Tahoma" style:font-size-asian="14pt" style:language-asian="ja" style:country-asian="JP" style:font-size-complex="14pt"/>
    </style:style>
    <style:style style:name="P232" style:family="paragraph" style:parent-style-name="Table_20_Contents" style:list-style-name="L217">
      <style:text-properties style:font-name="Tahoma" fo:font-size="14pt" style:font-name-asian="Tahoma" style:font-size-asian="14pt" style:language-asian="ja" style:country-asian="JP" style:font-size-complex="14pt"/>
    </style:style>
    <style:style style:name="P233" style:family="paragraph" style:parent-style-name="Table_20_Contents" style:list-style-name="L218">
      <style:text-properties style:font-name="Tahoma" fo:font-size="14pt" style:font-name-asian="Tahoma" style:font-size-asian="14pt" style:language-asian="ja" style:country-asian="JP" style:font-size-complex="14pt"/>
    </style:style>
    <style:style style:name="P234" style:family="paragraph" style:parent-style-name="Table_20_Contents" style:list-style-name="L219">
      <style:text-properties style:font-name="Tahoma" fo:font-size="14pt" style:font-name-asian="Tahoma" style:font-size-asian="14pt" style:language-asian="ja" style:country-asian="JP" style:font-size-complex="14pt"/>
    </style:style>
    <style:style style:name="P235" style:family="paragraph" style:parent-style-name="Table_20_Contents" style:list-style-name="L220">
      <style:text-properties style:font-name="Tahoma" fo:font-size="14pt" style:font-name-asian="Tahoma" style:font-size-asian="14pt" style:language-asian="ja" style:country-asian="JP" style:font-size-complex="14pt"/>
    </style:style>
    <style:style style:name="P236" style:family="paragraph" style:parent-style-name="Table_20_Contents" style:list-style-name="L221">
      <style:text-properties style:font-name="Tahoma" fo:font-size="14pt" style:font-name-asian="Tahoma" style:font-size-asian="14pt" style:language-asian="ja" style:country-asian="JP" style:font-size-complex="14pt"/>
    </style:style>
    <style:style style:name="P237" style:family="paragraph" style:parent-style-name="Table_20_Contents" style:list-style-name="L222">
      <style:text-properties style:font-name="Tahoma" fo:font-size="14pt" style:font-name-asian="Tahoma" style:font-size-asian="14pt" style:language-asian="ja" style:country-asian="JP" style:font-size-complex="14pt"/>
    </style:style>
    <style:style style:name="P238" style:family="paragraph" style:parent-style-name="Table_20_Contents" style:list-style-name="L223">
      <style:text-properties style:font-name="Tahoma" fo:font-size="14pt" style:font-name-asian="Tahoma" style:font-size-asian="14pt" style:language-asian="ja" style:country-asian="JP" style:font-size-complex="14pt"/>
    </style:style>
    <style:style style:name="P239" style:family="paragraph" style:parent-style-name="Table_20_Contents" style:list-style-name="L224">
      <style:text-properties style:font-name="Tahoma" fo:font-size="14pt" style:font-name-asian="Tahoma" style:font-size-asian="14pt" style:language-asian="ja" style:country-asian="JP" style:font-size-complex="14pt"/>
    </style:style>
    <style:style style:name="P240" style:family="paragraph" style:parent-style-name="Table_20_Contents" style:list-style-name="L225">
      <style:text-properties style:font-name="Tahoma" fo:font-size="14pt" style:font-name-asian="Tahoma" style:font-size-asian="14pt" style:language-asian="ja" style:country-asian="JP" style:font-size-complex="14pt"/>
    </style:style>
    <style:style style:name="P241" style:family="paragraph" style:parent-style-name="Table_20_Contents" style:list-style-name="L226">
      <style:text-properties style:font-name="Tahoma" fo:font-size="14pt" style:font-name-asian="Tahoma" style:font-size-asian="14pt" style:language-asian="ja" style:country-asian="JP" style:font-size-complex="14pt"/>
    </style:style>
    <style:style style:name="P242" style:family="paragraph" style:parent-style-name="Table_20_Contents" style:list-style-name="L227">
      <style:text-properties style:font-name="Tahoma" fo:font-size="14pt" style:font-name-asian="Tahoma" style:font-size-asian="14pt" style:language-asian="ja" style:country-asian="JP" style:font-size-complex="14pt"/>
    </style:style>
    <style:style style:name="P243" style:family="paragraph" style:parent-style-name="Table_20_Contents" style:list-style-name="L228">
      <style:text-properties style:font-name="Tahoma" fo:font-size="14pt" style:font-name-asian="Tahoma" style:font-size-asian="14pt" style:language-asian="ja" style:country-asian="JP" style:font-size-complex="14pt"/>
    </style:style>
    <style:style style:name="P244" style:family="paragraph" style:parent-style-name="Table_20_Contents" style:list-style-name="L229">
      <style:text-properties style:font-name="Tahoma" fo:font-size="14pt" style:font-name-asian="Tahoma" style:font-size-asian="14pt" style:language-asian="ja" style:country-asian="JP" style:font-size-complex="14pt"/>
    </style:style>
    <style:style style:name="P245" style:family="paragraph" style:parent-style-name="Table_20_Contents" style:list-style-name="L230">
      <style:text-properties style:font-name="Tahoma" fo:font-size="14pt" style:font-name-asian="Tahoma" style:font-size-asian="14pt" style:language-asian="ja" style:country-asian="JP" style:font-size-complex="14pt"/>
    </style:style>
    <style:style style:name="P246" style:family="paragraph" style:parent-style-name="Table_20_Contents" style:list-style-name="L231">
      <style:text-properties style:font-name="Tahoma" fo:font-size="14pt" style:font-name-asian="Tahoma" style:font-size-asian="14pt" style:language-asian="ja" style:country-asian="JP" style:font-size-complex="14pt"/>
    </style:style>
    <style:style style:name="P247" style:family="paragraph" style:parent-style-name="Table_20_Contents" style:list-style-name="L232">
      <style:text-properties style:font-name="Tahoma" fo:font-size="14pt" style:font-name-asian="Tahoma" style:font-size-asian="14pt" style:language-asian="ja" style:country-asian="JP" style:font-size-complex="14pt"/>
    </style:style>
    <style:style style:name="P248" style:family="paragraph" style:parent-style-name="Table_20_Contents" style:list-style-name="L233">
      <style:text-properties style:font-name="Tahoma" fo:font-size="14pt" style:font-name-asian="Tahoma" style:font-size-asian="14pt" style:language-asian="ja" style:country-asian="JP" style:font-size-complex="14pt"/>
    </style:style>
    <style:style style:name="P249" style:family="paragraph" style:parent-style-name="Table_20_Contents" style:list-style-name="L234">
      <style:text-properties style:font-name="Tahoma" fo:font-size="14pt" style:font-name-asian="Tahoma" style:font-size-asian="14pt" style:language-asian="ja" style:country-asian="JP" style:font-size-complex="14pt"/>
    </style:style>
    <style:style style:name="P250" style:family="paragraph" style:parent-style-name="Table_20_Contents" style:list-style-name="L235">
      <style:text-properties style:font-name="Tahoma" fo:font-size="14pt" style:font-name-asian="Tahoma" style:font-size-asian="14pt" style:language-asian="ja" style:country-asian="JP" style:font-size-complex="14pt"/>
    </style:style>
    <style:style style:name="P251" style:family="paragraph" style:parent-style-name="Table_20_Contents" style:list-style-name="L236">
      <style:text-properties style:font-name="Tahoma" fo:font-size="14pt" style:font-name-asian="Tahoma" style:font-size-asian="14pt" style:language-asian="ja" style:country-asian="JP" style:font-size-complex="14pt"/>
    </style:style>
    <style:style style:name="P252" style:family="paragraph" style:parent-style-name="Table_20_Contents" style:list-style-name="L237">
      <style:text-properties style:font-name="Tahoma" fo:font-size="14pt" style:font-name-asian="Tahoma" style:font-size-asian="14pt" style:language-asian="ja" style:country-asian="JP" style:font-size-complex="14pt"/>
    </style:style>
    <style:style style:name="P253" style:family="paragraph" style:parent-style-name="Table_20_Contents" style:list-style-name="L238">
      <style:text-properties style:font-name="Tahoma" fo:font-size="14pt" style:font-name-asian="Tahoma" style:font-size-asian="14pt" style:language-asian="ja" style:country-asian="JP" style:font-size-complex="14pt"/>
    </style:style>
    <style:style style:name="P254" style:family="paragraph" style:parent-style-name="Table_20_Contents" style:list-style-name="L239">
      <style:text-properties style:font-name="Tahoma" fo:font-size="14pt" style:font-name-asian="Tahoma" style:font-size-asian="14pt" style:language-asian="ja" style:country-asian="JP" style:font-size-complex="14pt"/>
    </style:style>
    <style:style style:name="P255" style:family="paragraph" style:parent-style-name="Table_20_Contents" style:list-style-name="L240">
      <style:text-properties style:font-name="Tahoma" fo:font-size="14pt" style:font-name-asian="Tahoma" style:font-size-asian="14pt" style:language-asian="ja" style:country-asian="JP" style:font-size-complex="14pt"/>
    </style:style>
    <style:style style:name="P256" style:family="paragraph" style:parent-style-name="Table_20_Contents" style:list-style-name="L241">
      <style:text-properties style:font-name="Tahoma" fo:font-size="14pt" style:font-name-asian="Tahoma" style:font-size-asian="14pt" style:language-asian="ja" style:country-asian="JP" style:font-size-complex="14pt"/>
    </style:style>
    <style:style style:name="P257" style:family="paragraph" style:parent-style-name="Table_20_Contents" style:list-style-name="L242">
      <style:text-properties style:font-name="Tahoma" fo:font-size="14pt" style:font-name-asian="Tahoma" style:font-size-asian="14pt" style:language-asian="ja" style:country-asian="JP" style:font-size-complex="14pt"/>
    </style:style>
    <style:style style:name="P258" style:family="paragraph" style:parent-style-name="Table_20_Contents" style:list-style-name="L243">
      <style:text-properties style:font-name="Tahoma" fo:font-size="14pt" style:font-name-asian="Tahoma" style:font-size-asian="14pt" style:language-asian="ja" style:country-asian="JP" style:font-size-complex="14pt"/>
    </style:style>
    <style:style style:name="P259" style:family="paragraph" style:parent-style-name="Table_20_Contents" style:list-style-name="L244">
      <style:text-properties style:font-name="Tahoma" fo:font-size="14pt" style:font-name-asian="Tahoma" style:font-size-asian="14pt" style:language-asian="ja" style:country-asian="JP" style:font-size-complex="14pt"/>
    </style:style>
    <style:style style:name="P260" style:family="paragraph" style:parent-style-name="Table_20_Contents" style:list-style-name="L245">
      <style:text-properties style:font-name="Tahoma" fo:font-size="14pt" style:font-name-asian="Tahoma" style:font-size-asian="14pt" style:language-asian="ja" style:country-asian="JP" style:font-size-complex="14pt"/>
    </style:style>
    <style:style style:name="P261" style:family="paragraph" style:parent-style-name="Table_20_Contents" style:list-style-name="L246">
      <style:text-properties style:font-name="Tahoma" fo:font-size="14pt" style:font-name-asian="Tahoma" style:font-size-asian="14pt" style:language-asian="ja" style:country-asian="JP" style:font-size-complex="14pt"/>
    </style:style>
    <style:style style:name="P262" style:family="paragraph" style:parent-style-name="Table_20_Contents" style:list-style-name="L247">
      <style:text-properties style:font-name="Tahoma" fo:font-size="14pt" style:font-name-asian="Tahoma" style:font-size-asian="14pt" style:language-asian="ja" style:country-asian="JP" style:font-size-complex="14pt"/>
    </style:style>
    <style:style style:name="P263" style:family="paragraph" style:parent-style-name="Table_20_Contents" style:list-style-name="L248">
      <style:text-properties style:font-name="Tahoma" fo:font-size="14pt" style:font-name-asian="Tahoma" style:font-size-asian="14pt" style:language-asian="ja" style:country-asian="JP" style:font-size-complex="14pt"/>
    </style:style>
    <style:style style:name="P264" style:family="paragraph" style:parent-style-name="Table_20_Contents" style:list-style-name="L249">
      <style:text-properties style:font-name="Tahoma" fo:font-size="14pt" style:font-name-asian="Tahoma" style:font-size-asian="14pt" style:language-asian="ja" style:country-asian="JP" style:font-size-complex="14pt"/>
    </style:style>
    <style:style style:name="P265" style:family="paragraph" style:parent-style-name="Table_20_Contents" style:list-style-name="L250">
      <style:text-properties style:font-name="Tahoma" fo:font-size="14pt" style:font-name-asian="Tahoma" style:font-size-asian="14pt" style:language-asian="ja" style:country-asian="JP" style:font-size-complex="14pt"/>
    </style:style>
    <style:style style:name="P266" style:family="paragraph" style:parent-style-name="Table_20_Contents" style:list-style-name="L251">
      <style:text-properties style:font-name="Tahoma" fo:font-size="14pt" style:font-name-asian="Tahoma" style:font-size-asian="14pt" style:language-asian="ja" style:country-asian="JP" style:font-size-complex="14pt"/>
    </style:style>
    <style:style style:name="P267" style:family="paragraph" style:parent-style-name="Table_20_Contents" style:list-style-name="L252">
      <style:text-properties style:font-name="Tahoma" fo:font-size="14pt" style:font-name-asian="Tahoma" style:font-size-asian="14pt" style:language-asian="ja" style:country-asian="JP" style:font-size-complex="14pt"/>
    </style:style>
    <style:style style:name="P268" style:family="paragraph" style:parent-style-name="Table_20_Contents" style:list-style-name="L253">
      <style:text-properties style:font-name="Tahoma" fo:font-size="14pt" style:font-name-asian="Tahoma" style:font-size-asian="14pt" style:language-asian="ja" style:country-asian="JP" style:font-size-complex="14pt"/>
    </style:style>
    <style:style style:name="P269" style:family="paragraph" style:parent-style-name="Table_20_Contents" style:list-style-name="L254">
      <style:text-properties style:font-name="Tahoma" fo:font-size="14pt" style:font-name-asian="Tahoma" style:font-size-asian="14pt" style:language-asian="ja" style:country-asian="JP" style:font-size-complex="14pt"/>
    </style:style>
    <style:style style:name="P270" style:family="paragraph" style:parent-style-name="Table_20_Contents" style:list-style-name="L255">
      <style:text-properties style:font-name="Tahoma" fo:font-size="14pt" style:font-name-asian="Tahoma" style:font-size-asian="14pt" style:language-asian="ja" style:country-asian="JP" style:font-size-complex="14pt"/>
    </style:style>
    <style:style style:name="P271" style:family="paragraph" style:parent-style-name="Table_20_Contents" style:list-style-name="L256">
      <style:text-properties style:font-name="Tahoma" fo:font-size="14pt" style:font-name-asian="Tahoma" style:font-size-asian="14pt" style:language-asian="ja" style:country-asian="JP" style:font-size-complex="14pt"/>
    </style:style>
    <style:style style:name="P272" style:family="paragraph" style:parent-style-name="Table_20_Contents" style:list-style-name="L257">
      <style:text-properties style:font-name="Tahoma" fo:font-size="14pt" style:font-name-asian="Tahoma" style:font-size-asian="14pt" style:language-asian="ja" style:country-asian="JP" style:font-size-complex="14pt"/>
    </style:style>
    <style:style style:name="P273" style:family="paragraph" style:parent-style-name="Table_20_Contents" style:list-style-name="L258">
      <style:text-properties style:font-name="Tahoma" fo:font-size="14pt" style:font-name-asian="Tahoma" style:font-size-asian="14pt" style:language-asian="ja" style:country-asian="JP" style:font-size-complex="14pt"/>
    </style:style>
    <style:style style:name="P274" style:family="paragraph" style:parent-style-name="Table_20_Contents" style:list-style-name="L259">
      <style:text-properties style:font-name="Tahoma" fo:font-size="14pt" style:font-name-asian="Tahoma" style:font-size-asian="14pt" style:language-asian="ja" style:country-asian="JP" style:font-size-complex="14pt"/>
    </style:style>
    <style:style style:name="P275" style:family="paragraph" style:parent-style-name="Table_20_Contents" style:list-style-name="L260">
      <style:text-properties style:font-name="Tahoma" fo:font-size="14pt" style:font-name-asian="Tahoma" style:font-size-asian="14pt" style:language-asian="ja" style:country-asian="JP" style:font-size-complex="14pt"/>
    </style:style>
    <style:style style:name="P276" style:family="paragraph" style:parent-style-name="Table_20_Contents" style:list-style-name="L261">
      <style:text-properties style:font-name="Tahoma" fo:font-size="14pt" style:font-name-asian="Tahoma" style:font-size-asian="14pt" style:language-asian="ja" style:country-asian="JP" style:font-size-complex="14pt"/>
    </style:style>
    <style:style style:name="P277" style:family="paragraph" style:parent-style-name="Table_20_Contents" style:list-style-name="L262">
      <style:text-properties style:font-name="Tahoma" fo:font-size="14pt" style:font-name-asian="Tahoma" style:font-size-asian="14pt" style:language-asian="ja" style:country-asian="JP" style:font-size-complex="14pt"/>
    </style:style>
    <style:style style:name="P278" style:family="paragraph" style:parent-style-name="Table_20_Contents" style:list-style-name="L263">
      <style:text-properties style:font-name="Tahoma" fo:font-size="14pt" style:font-name-asian="Tahoma" style:font-size-asian="14pt" style:language-asian="ja" style:country-asian="JP" style:font-size-complex="14pt"/>
    </style:style>
    <style:style style:name="P279" style:family="paragraph" style:parent-style-name="Table_20_Contents" style:list-style-name="L264">
      <style:text-properties style:font-name="Tahoma" fo:font-size="14pt" style:font-name-asian="Tahoma" style:font-size-asian="14pt" style:language-asian="ja" style:country-asian="JP" style:font-size-complex="14pt"/>
    </style:style>
    <style:style style:name="P280" style:family="paragraph" style:parent-style-name="Table_20_Contents" style:list-style-name="L265">
      <style:text-properties style:font-name="Tahoma" fo:font-size="14pt" style:font-name-asian="Tahoma" style:font-size-asian="14pt" style:language-asian="ja" style:country-asian="JP" style:font-size-complex="14pt"/>
    </style:style>
    <style:style style:name="P281" style:family="paragraph" style:parent-style-name="Table_20_Contents" style:list-style-name="L266">
      <style:text-properties style:font-name="Tahoma" fo:font-size="14pt" style:font-name-asian="Tahoma" style:font-size-asian="14pt" style:language-asian="ja" style:country-asian="JP" style:font-size-complex="14pt"/>
    </style:style>
    <style:style style:name="P282" style:family="paragraph" style:parent-style-name="Table_20_Contents" style:list-style-name="L267">
      <style:text-properties style:font-name="Tahoma" fo:font-size="14pt" style:font-name-asian="Tahoma" style:font-size-asian="14pt" style:language-asian="ja" style:country-asian="JP" style:font-size-complex="14pt"/>
    </style:style>
    <style:style style:name="P283" style:family="paragraph" style:parent-style-name="Table_20_Contents" style:list-style-name="L268">
      <style:text-properties style:font-name="Tahoma" fo:font-size="14pt" style:font-name-asian="Tahoma" style:font-size-asian="14pt" style:language-asian="ja" style:country-asian="JP" style:font-size-complex="14pt"/>
    </style:style>
    <style:style style:name="P284" style:family="paragraph" style:parent-style-name="Table_20_Contents" style:list-style-name="L269">
      <style:text-properties style:font-name="Tahoma" fo:font-size="14pt" style:font-name-asian="Tahoma" style:font-size-asian="14pt" style:language-asian="ja" style:country-asian="JP" style:font-size-complex="14pt"/>
    </style:style>
    <style:style style:name="P285" style:family="paragraph" style:parent-style-name="Table_20_Contents" style:list-style-name="L270">
      <style:text-properties style:font-name="Tahoma" fo:font-size="14pt" style:font-name-asian="Tahoma" style:font-size-asian="14pt" style:language-asian="ja" style:country-asian="JP" style:font-size-complex="14pt"/>
    </style:style>
    <style:style style:name="P286" style:family="paragraph" style:parent-style-name="Table_20_Contents" style:list-style-name="L271">
      <style:text-properties style:font-name="Tahoma" fo:font-size="14pt" style:font-name-asian="Tahoma" style:font-size-asian="14pt" style:language-asian="ja" style:country-asian="JP" style:font-size-complex="14pt"/>
    </style:style>
    <style:style style:name="P287" style:family="paragraph" style:parent-style-name="Table_20_Contents" style:list-style-name="L272">
      <style:text-properties style:font-name="Tahoma" fo:font-size="14pt" style:font-name-asian="Tahoma" style:font-size-asian="14pt" style:language-asian="ja" style:country-asian="JP" style:font-size-complex="14pt"/>
    </style:style>
    <style:style style:name="P288" style:family="paragraph" style:parent-style-name="Table_20_Contents" style:list-style-name="L273">
      <style:text-properties style:font-name="Tahoma" fo:font-size="14pt" style:font-name-asian="Tahoma" style:font-size-asian="14pt" style:language-asian="ja" style:country-asian="JP" style:font-size-complex="14pt"/>
    </style:style>
    <style:style style:name="P289" style:family="paragraph" style:parent-style-name="Table_20_Contents" style:list-style-name="L274">
      <style:text-properties style:font-name="Tahoma" fo:font-size="14pt" style:font-name-asian="Tahoma" style:font-size-asian="14pt" style:language-asian="ja" style:country-asian="JP" style:font-size-complex="14pt"/>
    </style:style>
    <style:style style:name="P290" style:family="paragraph" style:parent-style-name="Table_20_Contents" style:list-style-name="L275">
      <style:text-properties style:font-name="Tahoma" fo:font-size="14pt" style:font-name-asian="Tahoma" style:font-size-asian="14pt" style:language-asian="ja" style:country-asian="JP" style:font-size-complex="14pt"/>
    </style:style>
    <style:style style:name="P291" style:family="paragraph" style:parent-style-name="Table_20_Contents" style:list-style-name="L276">
      <style:text-properties style:font-name="Tahoma" fo:font-size="14pt" style:font-name-asian="Tahoma" style:font-size-asian="14pt" style:language-asian="ja" style:country-asian="JP" style:font-size-complex="14pt"/>
    </style:style>
    <style:style style:name="P292" style:family="paragraph" style:parent-style-name="Table_20_Contents" style:list-style-name="L277">
      <style:text-properties style:font-name="Tahoma" fo:font-size="14pt" style:font-name-asian="Tahoma" style:font-size-asian="14pt" style:language-asian="ja" style:country-asian="JP" style:font-size-complex="14pt"/>
    </style:style>
    <style:style style:name="P293" style:family="paragraph" style:parent-style-name="Table_20_Contents" style:list-style-name="L278">
      <style:text-properties style:font-name="Tahoma" fo:font-size="14pt" style:font-name-asian="Tahoma" style:font-size-asian="14pt" style:language-asian="ja" style:country-asian="JP" style:font-size-complex="14pt"/>
    </style:style>
    <style:style style:name="P294" style:family="paragraph" style:parent-style-name="Table_20_Contents" style:list-style-name="L279">
      <style:text-properties style:font-name="Tahoma" fo:font-size="14pt" style:font-name-asian="Tahoma" style:font-size-asian="14pt" style:language-asian="ja" style:country-asian="JP" style:font-size-complex="14pt"/>
    </style:style>
    <style:style style:name="P295" style:family="paragraph" style:parent-style-name="Table_20_Contents" style:list-style-name="L280">
      <style:text-properties style:font-name="Tahoma" fo:font-size="14pt" style:font-name-asian="Tahoma" style:font-size-asian="14pt" style:language-asian="ja" style:country-asian="JP" style:font-size-complex="14pt"/>
    </style:style>
    <style:style style:name="P296" style:family="paragraph" style:parent-style-name="Table_20_Contents" style:list-style-name="L281">
      <style:text-properties style:font-name="Tahoma" fo:font-size="14pt" style:font-name-asian="Tahoma" style:font-size-asian="14pt" style:language-asian="ja" style:country-asian="JP" style:font-size-complex="14pt"/>
    </style:style>
    <style:style style:name="P297" style:family="paragraph" style:parent-style-name="Table_20_Contents" style:list-style-name="L282">
      <style:text-properties style:font-name="Tahoma" fo:font-size="14pt" style:font-name-asian="Tahoma" style:font-size-asian="14pt" style:language-asian="ja" style:country-asian="JP" style:font-size-complex="14pt"/>
    </style:style>
    <style:style style:name="P298" style:family="paragraph" style:parent-style-name="Table_20_Contents" style:list-style-name="L283">
      <style:text-properties style:font-name="Tahoma" fo:font-size="14pt" style:font-name-asian="Tahoma" style:font-size-asian="14pt" style:language-asian="ja" style:country-asian="JP" style:font-size-complex="14pt"/>
    </style:style>
    <style:style style:name="P299" style:family="paragraph" style:parent-style-name="Table_20_Contents" style:list-style-name="L284">
      <style:text-properties style:font-name="Tahoma" fo:font-size="14pt" style:font-name-asian="Tahoma" style:font-size-asian="14pt" style:language-asian="ja" style:country-asian="JP" style:font-size-complex="14pt"/>
    </style:style>
    <style:style style:name="P300" style:family="paragraph" style:parent-style-name="Table_20_Contents" style:list-style-name="L285">
      <style:text-properties style:font-name="Tahoma" fo:font-size="14pt" style:font-name-asian="Tahoma" style:font-size-asian="14pt" style:language-asian="ja" style:country-asian="JP" style:font-size-complex="14pt"/>
    </style:style>
    <style:style style:name="P301" style:family="paragraph" style:parent-style-name="Table_20_Contents" style:list-style-name="L286">
      <style:text-properties style:font-name="Tahoma" fo:font-size="14pt" style:font-name-asian="Tahoma" style:font-size-asian="14pt" style:language-asian="ja" style:country-asian="JP" style:font-size-complex="14pt"/>
    </style:style>
    <style:style style:name="P302" style:family="paragraph" style:parent-style-name="Table_20_Contents" style:list-style-name="L287">
      <style:text-properties style:font-name="Tahoma" fo:font-size="14pt" style:font-name-asian="Tahoma" style:font-size-asian="14pt" style:language-asian="ja" style:country-asian="JP" style:font-size-complex="14pt"/>
    </style:style>
    <style:style style:name="P303" style:family="paragraph" style:parent-style-name="Table_20_Contents" style:list-style-name="L288">
      <style:text-properties style:font-name="Tahoma" fo:font-size="14pt" style:font-name-asian="Tahoma" style:font-size-asian="14pt" style:language-asian="ja" style:country-asian="JP" style:font-size-complex="14pt"/>
    </style:style>
    <style:style style:name="P304" style:family="paragraph" style:parent-style-name="Table_20_Contents" style:list-style-name="L289">
      <style:text-properties style:font-name="Tahoma" fo:font-size="14pt" style:font-name-asian="Tahoma" style:font-size-asian="14pt" style:language-asian="ja" style:country-asian="JP" style:font-size-complex="14pt"/>
    </style:style>
    <style:style style:name="P305" style:family="paragraph" style:parent-style-name="Table_20_Contents" style:list-style-name="L290">
      <style:text-properties style:font-name="Tahoma" fo:font-size="14pt" style:font-name-asian="Tahoma" style:font-size-asian="14pt" style:language-asian="ja" style:country-asian="JP" style:font-size-complex="14pt"/>
    </style:style>
    <style:style style:name="P306" style:family="paragraph" style:parent-style-name="Table_20_Contents" style:list-style-name="L291">
      <style:text-properties style:font-name="Tahoma" fo:font-size="14pt" style:font-name-asian="Tahoma" style:font-size-asian="14pt" style:language-asian="ja" style:country-asian="JP" style:font-size-complex="14pt"/>
    </style:style>
    <style:style style:name="P307" style:family="paragraph" style:parent-style-name="Table_20_Contents" style:list-style-name="L292">
      <style:text-properties style:font-name="Tahoma" fo:font-size="14pt" style:font-name-asian="Tahoma" style:font-size-asian="14pt" style:language-asian="ja" style:country-asian="JP" style:font-size-complex="14pt"/>
    </style:style>
    <style:style style:name="P308" style:family="paragraph" style:parent-style-name="Table_20_Contents" style:list-style-name="L293">
      <style:text-properties style:font-name="Tahoma" fo:font-size="14pt" style:font-name-asian="Tahoma" style:font-size-asian="14pt" style:language-asian="ja" style:country-asian="JP" style:font-size-complex="14pt"/>
    </style:style>
    <style:style style:name="P309" style:family="paragraph" style:parent-style-name="Table_20_Contents" style:list-style-name="L294">
      <style:text-properties style:font-name="Tahoma" fo:font-size="14pt" style:font-name-asian="Tahoma" style:font-size-asian="14pt" style:language-asian="ja" style:country-asian="JP" style:font-size-complex="14pt"/>
    </style:style>
    <style:style style:name="P310" style:family="paragraph" style:parent-style-name="Table_20_Contents" style:list-style-name="L295">
      <style:text-properties style:font-name="Tahoma" fo:font-size="14pt" style:font-name-asian="Tahoma" style:font-size-asian="14pt" style:language-asian="ja" style:country-asian="JP" style:font-size-complex="14pt"/>
    </style:style>
    <style:style style:name="P311" style:family="paragraph" style:parent-style-name="Table_20_Contents" style:list-style-name="L296">
      <style:text-properties style:font-name="Tahoma" fo:font-size="14pt" style:font-name-asian="Tahoma" style:font-size-asian="14pt" style:language-asian="ja" style:country-asian="JP" style:font-size-complex="14pt"/>
    </style:style>
    <style:style style:name="P312" style:family="paragraph" style:parent-style-name="Table_20_Contents" style:list-style-name="L297">
      <style:text-properties style:font-name="Tahoma" fo:font-size="14pt" style:font-name-asian="Tahoma" style:font-size-asian="14pt" style:language-asian="ja" style:country-asian="JP" style:font-size-complex="14pt"/>
    </style:style>
    <style:style style:name="P313" style:family="paragraph" style:parent-style-name="Table_20_Contents" style:list-style-name="L298">
      <style:text-properties style:font-name="Tahoma" fo:font-size="14pt" style:font-name-asian="Tahoma" style:font-size-asian="14pt" style:language-asian="ja" style:country-asian="JP" style:font-size-complex="14pt"/>
    </style:style>
    <style:style style:name="P314" style:family="paragraph" style:parent-style-name="Table_20_Contents" style:list-style-name="L299">
      <style:text-properties style:font-name="Tahoma" fo:font-size="14pt" style:font-name-asian="Tahoma" style:font-size-asian="14pt" style:language-asian="ja" style:country-asian="JP" style:font-size-complex="14pt"/>
    </style:style>
    <style:style style:name="P315" style:family="paragraph" style:parent-style-name="Table_20_Contents" style:list-style-name="L300">
      <style:text-properties style:font-name="Tahoma" fo:font-size="14pt" style:font-name-asian="Tahoma" style:font-size-asian="14pt" style:language-asian="ja" style:country-asian="JP" style:font-size-complex="14pt"/>
    </style:style>
    <style:style style:name="P316" style:family="paragraph" style:parent-style-name="Table_20_Contents" style:list-style-name="L301">
      <style:text-properties style:font-name="Tahoma" fo:font-size="14pt" style:font-name-asian="Tahoma" style:font-size-asian="14pt" style:language-asian="ja" style:country-asian="JP" style:font-size-complex="14pt"/>
    </style:style>
    <style:style style:name="P317" style:family="paragraph" style:parent-style-name="Table_20_Contents" style:list-style-name="L302">
      <style:text-properties style:font-name="Tahoma" fo:font-size="14pt" style:font-name-asian="Tahoma" style:font-size-asian="14pt" style:language-asian="ja" style:country-asian="JP" style:font-size-complex="14pt"/>
    </style:style>
    <style:style style:name="P318" style:family="paragraph" style:parent-style-name="Table_20_Contents" style:list-style-name="L303">
      <style:text-properties style:font-name="Tahoma" fo:font-size="14pt" style:font-name-asian="Tahoma" style:font-size-asian="14pt" style:language-asian="ja" style:country-asian="JP" style:font-size-complex="14pt"/>
    </style:style>
    <style:style style:name="P319" style:family="paragraph" style:parent-style-name="Table_20_Contents" style:list-style-name="L304">
      <style:text-properties style:font-name="Tahoma" fo:font-size="14pt" style:font-name-asian="Tahoma" style:font-size-asian="14pt" style:language-asian="ja" style:country-asian="JP" style:font-size-complex="14pt"/>
    </style:style>
    <style:style style:name="P320" style:family="paragraph" style:parent-style-name="Table_20_Contents" style:list-style-name="L305">
      <style:text-properties style:font-name="Tahoma" fo:font-size="14pt" style:font-name-asian="Tahoma" style:font-size-asian="14pt" style:language-asian="ja" style:country-asian="JP" style:font-size-complex="14pt"/>
    </style:style>
    <style:style style:name="P321" style:family="paragraph" style:parent-style-name="Table_20_Contents" style:list-style-name="L306">
      <style:text-properties style:font-name="Tahoma" fo:font-size="14pt" style:font-name-asian="Tahoma" style:font-size-asian="14pt" style:language-asian="ja" style:country-asian="JP" style:font-size-complex="14pt"/>
    </style:style>
    <style:style style:name="P322" style:family="paragraph" style:parent-style-name="Table_20_Contents" style:list-style-name="L307">
      <style:text-properties style:font-name="Tahoma" fo:font-size="14pt" style:font-name-asian="Tahoma" style:font-size-asian="14pt" style:language-asian="ja" style:country-asian="JP" style:font-size-complex="14pt"/>
    </style:style>
    <style:style style:name="P323" style:family="paragraph" style:parent-style-name="Table_20_Contents" style:list-style-name="L308">
      <style:text-properties style:font-name="Tahoma" fo:font-size="14pt" style:font-name-asian="Tahoma" style:font-size-asian="14pt" style:language-asian="ja" style:country-asian="JP" style:font-size-complex="14pt"/>
    </style:style>
    <style:style style:name="P324" style:family="paragraph" style:parent-style-name="Table_20_Contents" style:list-style-name="L309">
      <style:text-properties style:font-name="Tahoma" fo:font-size="14pt" style:font-name-asian="Tahoma" style:font-size-asian="14pt" style:language-asian="ja" style:country-asian="JP" style:font-size-complex="14pt"/>
    </style:style>
    <style:style style:name="P325" style:family="paragraph" style:parent-style-name="Table_20_Contents" style:list-style-name="L310">
      <style:text-properties style:font-name="Tahoma" fo:font-size="14pt" style:font-name-asian="Tahoma" style:font-size-asian="14pt" style:language-asian="ja" style:country-asian="JP" style:font-size-complex="14pt"/>
    </style:style>
    <style:style style:name="P326" style:family="paragraph" style:parent-style-name="Table_20_Contents" style:list-style-name="L311">
      <style:text-properties style:font-name="Tahoma" fo:font-size="14pt" style:font-name-asian="Tahoma" style:font-size-asian="14pt" style:language-asian="ja" style:country-asian="JP" style:font-size-complex="14pt"/>
    </style:style>
    <style:style style:name="P327" style:family="paragraph" style:parent-style-name="Table_20_Contents" style:list-style-name="L312">
      <style:text-properties style:font-name="Tahoma" fo:font-size="14pt" style:font-name-asian="Tahoma" style:font-size-asian="14pt" style:language-asian="ja" style:country-asian="JP" style:font-size-complex="14pt"/>
    </style:style>
    <style:style style:name="P328" style:family="paragraph" style:parent-style-name="Table_20_Contents" style:list-style-name="L313">
      <style:text-properties style:font-name="Tahoma" fo:font-size="14pt" style:font-name-asian="Tahoma" style:font-size-asian="14pt" style:language-asian="ja" style:country-asian="JP" style:font-size-complex="14pt"/>
    </style:style>
    <style:style style:name="P329" style:family="paragraph" style:parent-style-name="Table_20_Contents" style:list-style-name="L314">
      <style:text-properties style:font-name="Tahoma" fo:font-size="14pt" style:font-name-asian="Tahoma" style:font-size-asian="14pt" style:language-asian="ja" style:country-asian="JP" style:font-size-complex="14pt"/>
    </style:style>
    <style:style style:name="P330" style:family="paragraph" style:parent-style-name="Table_20_Contents" style:list-style-name="L315">
      <style:text-properties style:font-name="Tahoma" fo:font-size="14pt" style:font-name-asian="Tahoma" style:font-size-asian="14pt" style:language-asian="ja" style:country-asian="JP" style:font-size-complex="14pt"/>
    </style:style>
    <style:style style:name="P331" style:family="paragraph" style:parent-style-name="Table_20_Contents" style:list-style-name="L316">
      <style:text-properties style:font-name="Tahoma" fo:font-size="14pt" style:font-name-asian="Tahoma" style:font-size-asian="14pt" style:language-asian="ja" style:country-asian="JP" style:font-size-complex="14pt"/>
    </style:style>
    <style:style style:name="P332" style:family="paragraph" style:parent-style-name="Table_20_Contents" style:list-style-name="L317">
      <style:text-properties style:font-name="Tahoma" fo:font-size="14pt" style:font-name-asian="Tahoma" style:font-size-asian="14pt" style:language-asian="ja" style:country-asian="JP" style:font-size-complex="14pt"/>
    </style:style>
    <style:style style:name="P333" style:family="paragraph" style:parent-style-name="Table_20_Contents" style:list-style-name="L318">
      <style:text-properties style:font-name="Tahoma" fo:font-size="14pt" style:font-name-asian="Tahoma" style:font-size-asian="14pt" style:language-asian="ja" style:country-asian="JP" style:font-size-complex="14pt"/>
    </style:style>
    <style:style style:name="P334" style:family="paragraph" style:parent-style-name="Table_20_Contents" style:list-style-name="L319">
      <style:text-properties style:font-name="Tahoma" fo:font-size="14pt" style:font-name-asian="Tahoma" style:font-size-asian="14pt" style:language-asian="ja" style:country-asian="JP" style:font-size-complex="14pt"/>
    </style:style>
    <style:style style:name="P335" style:family="paragraph" style:parent-style-name="Table_20_Contents" style:list-style-name="L320">
      <style:text-properties style:font-name="Tahoma" fo:font-size="14pt" style:font-name-asian="Tahoma" style:font-size-asian="14pt" style:language-asian="ja" style:country-asian="JP" style:font-size-complex="14pt"/>
    </style:style>
    <style:style style:name="P336" style:family="paragraph" style:parent-style-name="Table_20_Contents" style:list-style-name="L321">
      <style:text-properties style:font-name="Tahoma" fo:font-size="14pt" style:font-name-asian="Tahoma" style:font-size-asian="14pt" style:language-asian="ja" style:country-asian="JP" style:font-size-complex="14pt"/>
    </style:style>
    <style:style style:name="P337" style:family="paragraph" style:parent-style-name="Table_20_Contents" style:list-style-name="L322">
      <style:text-properties style:font-name="Tahoma" fo:font-size="14pt" style:font-name-asian="Tahoma" style:font-size-asian="14pt" style:language-asian="ja" style:country-asian="JP" style:font-size-complex="14pt"/>
    </style:style>
    <style:style style:name="P338" style:family="paragraph" style:parent-style-name="Table_20_Contents" style:list-style-name="L323">
      <style:text-properties style:font-name="Tahoma" fo:font-size="14pt" style:font-name-asian="Tahoma" style:font-size-asian="14pt" style:language-asian="ja" style:country-asian="JP" style:font-size-complex="14pt"/>
    </style:style>
    <style:style style:name="P339" style:family="paragraph" style:parent-style-name="Table_20_Contents" style:list-style-name="L324">
      <style:text-properties style:font-name="Tahoma" fo:font-size="14pt" style:font-name-asian="Tahoma" style:font-size-asian="14pt" style:language-asian="ja" style:country-asian="JP" style:font-size-complex="14pt"/>
    </style:style>
    <style:style style:name="P340" style:family="paragraph" style:parent-style-name="Table_20_Contents" style:list-style-name="L325">
      <style:text-properties style:font-name="Tahoma" fo:font-size="14pt" style:font-name-asian="Tahoma" style:font-size-asian="14pt" style:language-asian="ja" style:country-asian="JP" style:font-size-complex="14pt"/>
    </style:style>
    <style:style style:name="P341" style:family="paragraph" style:parent-style-name="Table_20_Contents" style:list-style-name="L326">
      <style:text-properties style:font-name="Tahoma" fo:font-size="14pt" style:font-name-asian="Tahoma" style:font-size-asian="14pt" style:language-asian="ja" style:country-asian="JP" style:font-size-complex="14pt"/>
    </style:style>
    <style:style style:name="P342" style:family="paragraph" style:parent-style-name="Table_20_Contents" style:list-style-name="L327">
      <style:text-properties style:font-name="Tahoma" fo:font-size="14pt" style:font-name-asian="Tahoma" style:font-size-asian="14pt" style:language-asian="ja" style:country-asian="JP" style:font-size-complex="14pt"/>
    </style:style>
    <style:style style:name="P343" style:family="paragraph" style:parent-style-name="Table_20_Contents" style:list-style-name="L328">
      <style:text-properties style:font-name="Tahoma" fo:font-size="14pt" style:font-name-asian="Tahoma" style:font-size-asian="14pt" style:language-asian="ja" style:country-asian="JP" style:font-size-complex="14pt"/>
    </style:style>
    <style:style style:name="P344" style:family="paragraph" style:parent-style-name="Table_20_Contents" style:list-style-name="L329">
      <style:text-properties style:font-name="Tahoma" fo:font-size="14pt" style:font-name-asian="Tahoma" style:font-size-asian="14pt" style:language-asian="ja" style:country-asian="JP" style:font-size-complex="14pt"/>
    </style:style>
    <style:style style:name="P345" style:family="paragraph" style:parent-style-name="Table_20_Contents" style:list-style-name="L330">
      <style:text-properties style:font-name="Tahoma" fo:font-size="14pt" style:font-name-asian="Tahoma" style:font-size-asian="14pt" style:language-asian="ja" style:country-asian="JP" style:font-size-complex="14pt"/>
    </style:style>
    <style:style style:name="P346" style:family="paragraph" style:parent-style-name="Table_20_Contents" style:list-style-name="L331">
      <style:text-properties style:font-name="Tahoma" fo:font-size="14pt" style:font-name-asian="Tahoma" style:font-size-asian="14pt" style:language-asian="ja" style:country-asian="JP" style:font-size-complex="14pt"/>
    </style:style>
    <style:style style:name="P347" style:family="paragraph" style:parent-style-name="Table_20_Contents" style:list-style-name="L332">
      <style:text-properties style:font-name="Tahoma" fo:font-size="14pt" style:font-name-asian="Tahoma" style:font-size-asian="14pt" style:language-asian="ja" style:country-asian="JP" style:font-size-complex="14pt"/>
    </style:style>
    <style:style style:name="P348" style:family="paragraph" style:parent-style-name="Table_20_Contents" style:list-style-name="L333">
      <style:text-properties style:font-name="Tahoma" fo:font-size="14pt" style:font-name-asian="Tahoma" style:font-size-asian="14pt" style:language-asian="ja" style:country-asian="JP" style:font-size-complex="14pt"/>
    </style:style>
    <style:style style:name="P349" style:family="paragraph" style:parent-style-name="Table_20_Contents" style:list-style-name="L334">
      <style:text-properties style:font-name="Tahoma" fo:font-size="14pt" style:font-name-asian="Tahoma" style:font-size-asian="14pt" style:language-asian="ja" style:country-asian="JP" style:font-size-complex="14pt"/>
    </style:style>
    <style:style style:name="P350" style:family="paragraph" style:parent-style-name="Table_20_Contents" style:list-style-name="L337">
      <style:text-properties style:font-name="Tahoma" fo:font-size="14pt" style:font-name-asian="Tahoma" style:font-size-asian="14pt" style:language-asian="ja" style:country-asian="JP" style:font-size-complex="14pt"/>
    </style:style>
    <style:style style:name="P351" style:family="paragraph" style:parent-style-name="Table_20_Contents" style:list-style-name="L338">
      <style:text-properties style:font-name="Tahoma" fo:font-size="14pt" style:font-name-asian="Tahoma" style:font-size-asian="14pt" style:language-asian="ja" style:country-asian="JP" style:font-size-complex="14pt"/>
    </style:style>
    <style:style style:name="P352" style:family="paragraph" style:parent-style-name="Table_20_Contents" style:list-style-name="L339">
      <style:text-properties style:font-name="Tahoma" fo:font-size="14pt" style:font-name-asian="Tahoma" style:font-size-asian="14pt" style:language-asian="ja" style:country-asian="JP" style:font-size-complex="14pt"/>
    </style:style>
    <style:style style:name="P353" style:family="paragraph" style:parent-style-name="Table_20_Contents" style:list-style-name="L340">
      <style:text-properties style:font-name="Tahoma" fo:font-size="14pt" style:font-name-asian="Tahoma" style:font-size-asian="14pt" style:language-asian="ja" style:country-asian="JP" style:font-size-complex="14pt"/>
    </style:style>
    <style:style style:name="P354" style:family="paragraph" style:parent-style-name="Table_20_Contents" style:list-style-name="L341">
      <style:text-properties style:font-name="Tahoma" fo:font-size="14pt" style:font-name-asian="Tahoma" style:font-size-asian="14pt" style:language-asian="ja" style:country-asian="JP" style:font-size-complex="14pt"/>
    </style:style>
    <style:style style:name="P355" style:family="paragraph" style:parent-style-name="Table_20_Contents" style:list-style-name="L342">
      <style:text-properties style:font-name="Tahoma" fo:font-size="14pt" style:font-name-asian="Tahoma" style:font-size-asian="14pt" style:language-asian="ja" style:country-asian="JP" style:font-size-complex="14pt"/>
    </style:style>
    <style:style style:name="P356" style:family="paragraph" style:parent-style-name="Table_20_Contents" style:list-style-name="L343">
      <style:text-properties style:font-name="Tahoma" fo:font-size="14pt" style:font-name-asian="Tahoma" style:font-size-asian="14pt" style:language-asian="ja" style:country-asian="JP" style:font-size-complex="14pt"/>
    </style:style>
    <style:style style:name="P357" style:family="paragraph" style:parent-style-name="Table_20_Contents" style:list-style-name="L344">
      <style:text-properties style:font-name="Tahoma" fo:font-size="14pt" style:font-name-asian="Tahoma" style:font-size-asian="14pt" style:language-asian="ja" style:country-asian="JP" style:font-size-complex="14pt"/>
    </style:style>
    <style:style style:name="P358" style:family="paragraph" style:parent-style-name="Table_20_Contents" style:list-style-name="L345">
      <style:text-properties style:font-name="Tahoma" fo:font-size="14pt" style:font-name-asian="Tahoma" style:font-size-asian="14pt" style:language-asian="ja" style:country-asian="JP" style:font-size-complex="14pt"/>
    </style:style>
    <style:style style:name="P359" style:family="paragraph" style:parent-style-name="Table_20_Contents" style:list-style-name="L346">
      <style:text-properties style:font-name="Tahoma" fo:font-size="14pt" style:font-name-asian="Tahoma" style:font-size-asian="14pt" style:language-asian="ja" style:country-asian="JP" style:font-size-complex="14pt"/>
    </style:style>
    <style:style style:name="P360" style:family="paragraph" style:parent-style-name="Table_20_Contents" style:list-style-name="L347">
      <style:text-properties style:font-name="Tahoma" fo:font-size="14pt" style:font-name-asian="Tahoma" style:font-size-asian="14pt" style:language-asian="ja" style:country-asian="JP" style:font-size-complex="14pt"/>
    </style:style>
    <style:style style:name="P361" style:family="paragraph" style:parent-style-name="Table_20_Contents" style:list-style-name="L348">
      <style:text-properties style:font-name="Tahoma" fo:font-size="14pt" style:font-name-asian="Tahoma" style:font-size-asian="14pt" style:language-asian="ja" style:country-asian="JP" style:font-size-complex="14pt"/>
    </style:style>
    <style:style style:name="P362" style:family="paragraph" style:parent-style-name="Table_20_Contents" style:list-style-name="L349">
      <style:text-properties style:font-name="Tahoma" fo:font-size="14pt" style:font-name-asian="Tahoma" style:font-size-asian="14pt" style:language-asian="ja" style:country-asian="JP" style:font-size-complex="14pt"/>
    </style:style>
    <style:style style:name="P363" style:family="paragraph" style:parent-style-name="Table_20_Contents" style:list-style-name="L350">
      <style:text-properties style:font-name="Tahoma" fo:font-size="14pt" style:font-name-asian="Tahoma" style:font-size-asian="14pt" style:language-asian="ja" style:country-asian="JP" style:font-size-complex="14pt"/>
    </style:style>
    <style:style style:name="P364" style:family="paragraph" style:parent-style-name="Table_20_Contents" style:list-style-name="L351">
      <style:text-properties style:font-name="Tahoma" fo:font-size="14pt" style:font-name-asian="Tahoma" style:font-size-asian="14pt" style:language-asian="ja" style:country-asian="JP" style:font-size-complex="14pt"/>
    </style:style>
    <style:style style:name="P365" style:family="paragraph" style:parent-style-name="Table_20_Contents" style:list-style-name="L352">
      <style:text-properties style:font-name="Tahoma" fo:font-size="14pt" style:font-name-asian="Tahoma" style:font-size-asian="14pt" style:language-asian="ja" style:country-asian="JP" style:font-size-complex="14pt"/>
    </style:style>
    <style:style style:name="P366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367" style:family="paragraph" style:parent-style-name="Table_20_Contents">
      <style:text-properties style:font-name="ＭＳ Ｐゴシック" style:font-name-asian="ＭＳ Ｐゴシック"/>
    </style:style>
    <style:style style:name="P368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369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370" style:family="paragraph" style:parent-style-name="Text_20_body" style:list-style-name="L336">
      <style:text-properties style:font-name="Arial" fo:font-size="13pt" style:font-name-asian="Arimo" style:font-size-asian="13pt" style:font-size-complex="13pt"/>
    </style:style>
    <style:style style:name="P371" style:family="paragraph" style:parent-style-name="Text_20_body">
      <style:text-properties style:font-name="Arimo" style:font-name-asian="Arimo"/>
    </style:style>
    <style:style style:name="P372" style:family="paragraph" style:parent-style-name="Text_20_body">
      <style:text-properties style:font-name="Arimo" style:font-name-asian="Arimo" style:language-asian="ja" style:country-asian="JP"/>
    </style:style>
    <style:style style:name="P373" style:family="paragraph" style:parent-style-name="Text_20_body">
      <style:text-properties style:font-name="ＭＳ Ｐゴシック" style:font-name-asian="ＭＳ Ｐゴシック"/>
    </style:style>
    <style:style style:name="P374" style:family="paragraph" style:parent-style-name="Text_20_body" style:list-style-name="L335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37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7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37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37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379" style:family="paragraph" style:parent-style-name="Standard" style:list-style-name="L336">
      <style:text-properties style:font-name="Arial" fo:font-size="13pt" style:font-name-asian="Arimo" style:font-size-asian="13pt" style:font-size-complex="13pt"/>
    </style:style>
    <style:style style:name="P38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3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1470362563442400421" text:style-name="L1">
              <text:list-item>
                <text:p text:style-name="P16">開始 <text:s/>：　１０：１０무렵</text:p>
              </text:list-item>
              <text:list-item>
                <text:p text:style-name="P16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6255242104582658573" text:style-name="L2">
              <text:list-item>
                <text:p text:style-name="P17">足立工業。세 사람. </text:p>
              </text:list-item>
              <text:list-item>
                <text:p text:style-name="P17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17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17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6926245275201366531" text:style-name="L3">
              <text:list-item>
                <text:p text:style-name="P18">바이브는 세 사람으로 했었다. 제일 마지막, 슬라브를 칠 때가 되어, 두 사람으로 했다.</text:p>
              </text:list-item>
              <text:list-item>
                <text:p text:style-name="P18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5544229399426718459" text:style-name="L4">
              <text:list-item>
                <text:p text:style-name="P19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6441242422066744199" text:style-name="L5">
              <text:list-item>
                <text:p text:style-name="P20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1938391645274376464" text:style-name="L6">
              <text:list-item>
                <text:p text:style-name="P21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7263282584398668739" text:style-name="L7">
              <text:list-item>
                <text:p text:style-name="P22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400676656758683152" text:style-name="L8">
              <text:list-item>
                <text:p text:style-name="P23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6841618127654416924" text:style-name="L9">
              <text:list-item>
                <text:p text:style-name="P24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3715358043880966302" text:style-name="L10">
              <text:list-item>
                <text:p text:style-name="P25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6696559501717302830" text:style-name="L11">
              <text:list-item>
                <text:p text:style-name="P26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4766866372012731595" text:style-name="L12">
              <text:list-item>
                <text:p text:style-name="P27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2897800542791205877" text:style-name="L13">
              <text:list-item>
                <text:p text:style-name="P28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6440769391980066029" text:style-name="L14">
              <text:list-item>
                <text:p text:style-name="P29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7780440090157125963" text:style-name="L15">
              <text:list-item>
                <text:p text:style-name="P30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9168724869236408192" text:style-name="L16">
              <text:list-item>
                <text:p text:style-name="P31">슬라브 상에서 제작물의 철금. &lt;2&gt; <text:s/>눈에 찔릴지도 모른다.</text:p>
              </text:list-item>
            </text:list>
          </table:table-cell>
        </table:table-row>
      </table:table>
      <text:p text:style-name="P13"/>
      <text:p text:style-name="P4">[/ XXXX] 20211128_170158</text:p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1658589750948714814" text:style-name="L17">
              <text:list-item>
                <text:p text:style-name="P32">開始　：　９時すぎか。</text:p>
              </text:list-item>
              <text:list-item>
                <text:p text:style-name="P32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1722614802773815003" text:style-name="L18">
              <text:list-item>
                <text:p text:style-name="P33">那須産業。두 사람.</text:p>
              </text:list-item>
              <text:list-item>
                <text:p text:style-name="P33">한 사람은 일본인. <text:s/>다른 사람은 베트남인인가.</text:p>
              </text:list-item>
              <text:list-item>
                <text:p text:style-name="P33">일본인 분. 직장인가. 체격이 좋다. / 처음 때, 토공 가게 분들의 이른바 `도시락` 을 스스로 그 위치를 바꾸고 있었다. </text:p>
              </text:list-item>
              <text:list-item>
                <text:p text:style-name="P33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1857941901381114254" text:style-name="L19">
              <text:list-item>
                <text:p text:style-name="P34">바이브(진동기), 두 사람. / 내가 담당했던 사람은 베트남인. 젊다. 작은 몸집.</text:p>
              </text:list-item>
              <text:list-item>
                <text:p text:style-name="P34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6624530057070482975" text:style-name="L20">
              <text:list-item>
                <text:p text:style-name="P35">본직 사람일까. 175 정도. 긴 몸집. 길쭉하다.</text:p>
              </text:list-item>
              <text:list-item>
                <text:p text:style-name="P35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4349368658730272000" text:style-name="L21">
              <text:list-item>
                <text:p text:style-name="P36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2292678401119876825" text:style-name="L22">
              <text:list-item>
                <text:p text:style-name="P37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3480996840216490644" text:style-name="L23">
              <text:list-item>
                <text:p text:style-name="P38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5130225430691929203" text:style-name="L24">
              <text:list-item>
                <text:p text:style-name="P39">세 명. 소장은 간사이의 사람인가. 말 속에 그 지역의 억양이 넣고 있다.</text:p>
              </text:list-item>
              <text:list-item>
                <text:p text:style-name="P39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4101272152478739315" text:style-name="L25">
              <text:list-item>
                <text:p text:style-name="P40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698865665292459410" text:style-name="L26">
              <text:list-item>
                <text:p text:style-name="P41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7119748530853045356" text:style-name="L27">
              <text:list-item>
                <text:p text:style-name="P42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7220098257613036307" text:style-name="L28">
              <text:list-item>
                <text:p text:style-name="P43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7825657933918014329" text:style-name="L29">
              <text:list-item>
                <text:p text:style-name="P44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8702020186413810099" text:style-name="L30">
              <text:list-item>
                <text:p text:style-name="P45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930249622476275914" text:style-name="L31">
              <text:list-item>
                <text:p text:style-name="P46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8054724446573121486" text:style-name="L32">
              <text:list-item>
                <text:p text:style-name="P47"/>
              </text:list-item>
            </text:list>
          </table:table-cell>
        </table:table-row>
      </table:table>
      <text:p text:style-name="P13"/>
      <text:p text:style-name="P4">[/ XXXX] 20211209_091121</text:p>
      <text:p text:style-name="P13"/>
      <text:p text:style-name="P13"/>
      <text:p text:style-name="P7"/>
      <text:p text:style-name="P2">---------------------------------------------------------------</text:p>
      <text:p text:style-name="P4">[XXX] 20211209_091203</text:p>
      <text:p text:style-name="P13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4132446373999963458" text:style-name="L33">
              <text:list-item>
                <text:p text:style-name="P48">開始　：　９：１０ 정도</text:p>
              </text:list-item>
              <text:list-item>
                <text:p text:style-name="P48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2449449327435370657" text:style-name="L34">
              <text:list-item>
                <text:p text:style-name="P49">`貢石` 。두 명</text:p>
              </text:list-item>
              <text:list-item>
                <text:p text:style-name="P49">컨트롤러를 갓고 있었던 분은 `てつ` 라는 문자가 들어있는 씰을 헬벳에 붙이고 있다.</text:p>
              </text:list-item>
              <text:list-item>
                <text:p text:style-name="P49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7913176899666132596" text:style-name="L35">
              <text:list-item>
                <text:p text:style-name="P50">바이브 두 명.</text:p>
              </text:list-item>
              <text:list-item>
                <text:p text:style-name="P50">내가 담당해던 분은 베트남인. 165 좀. 젊다.</text:p>
              </text:list-item>
              <text:list-item>
                <text:p text:style-name="P50">이전에도 본 적이 있을까. / 본 적이 있는 것 같은 느낌이 있다.</text:p>
              </text:list-item>
              <text:list-item>
                <text:p text:style-name="P50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3941036624064492441" text:style-name="L36">
              <text:list-item>
                <text:p text:style-name="P51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51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1427803229910923303" text:style-name="L37">
              <text:list-item>
                <text:p text:style-name="P52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18572070375747880" text:style-name="L38">
              <text:list-item>
                <text:p text:style-name="P53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880501686319264301" text:style-name="L39">
              <text:list-item>
                <text:p text:style-name="P54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5038677689187984109" text:style-name="L40">
              <text:list-item>
                <text:p text:style-name="P55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1422931130290890359" text:style-name="L41">
              <text:list-item>
                <text:p text:style-name="P56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7926860932106148711" text:style-name="L42">
              <text:list-item>
                <text:p text:style-name="P57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8703787812496660445" text:style-name="L43">
              <text:list-item>
                <text:p text:style-name="P58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4294474256723776858" text:style-name="L44">
              <text:list-item>
                <text:p text:style-name="P59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4191941438611732187" text:style-name="L45">
              <text:list-item>
                <text:p text:style-name="P60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82759719040638980" text:style-name="L46">
              <text:list-item>
                <text:p text:style-name="P61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7749220875375619390" text:style-name="L47">
              <text:list-item>
                <text:p text:style-name="P62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867031118669606981" text:style-name="L48">
              <text:list-item>
                <text:p text:style-name="P63"/>
              </text:list-item>
            </text:list>
          </table:table-cell>
        </table:table-row>
      </table:table>
      <text:p text:style-name="P13"/>
      <text:p text:style-name="P4">[/ XXXX] 20211209_094559</text:p>
      <text:p text:style-name="P13"><text:soft-page-break/></text:p>
      <text:p text:style-name="P13"/>
      <text:p text:style-name="P7"/>
      <text:p text:style-name="P2">---------------------------------------------------------------</text:p>
      <text:p text:style-name="P4">[XXX] 20211219_162139</text:p>
      <text:p text:style-name="P13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8271701247473841359" text:style-name="L49">
              <text:list-item>
                <text:p text:style-name="P64">開始　９：００무렵 이었을까.</text:p>
              </text:list-item>
              <text:list-item>
                <text:p text:style-name="P64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5338984801538408455" text:style-name="L50">
              <text:list-item>
                <text:p text:style-name="P65">FUJITA</text:p>
              </text:list-item>
              <text:list-item>
                <text:p text:style-name="P65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6316299039809951647" text:style-name="L51">
              <text:list-item>
                <text:p text:style-name="P66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3369217946699008670" text:style-name="L52">
              <text:list-item>
                <text:p text:style-name="P67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7824562021972248741" text:style-name="L53">
              <text:list-item>
                <text:p text:style-name="P68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450246448140391131" text:style-name="L54">
              <text:list-item>
                <text:p text:style-name="P69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1809941579457458853" text:style-name="L55">
              <text:list-item>
                <text:p text:style-name="P70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9206009791019497562" text:style-name="L56">
              <text:list-item>
                <text:p text:style-name="P71">세 사람. 타설 담당은 두 사람. / 모두 키가 크다.</text:p>
              </text:list-item>
              <text:list-item>
                <text:p text:style-name="P71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396757473110697125" text:style-name="L57">
              <text:list-item>
                <text:p text:style-name="P72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7434000269323364261" text:style-name="L58">
              <text:list-item>
                <text:p text:style-name="P73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5717747365610933846" text:style-name="L59">
              <text:list-item>
                <text:p text:style-name="P74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3092029442038641472" text:style-name="L60">
              <text:list-item>
                <text:p text:style-name="P75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5046599856425273324" text:style-name="L61">
              <text:list-item>
                <text:p text:style-name="P76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1187864506317076827" text:style-name="L62">
              <text:list-item>
                <text:p text:style-name="P77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673205514591766291" text:style-name="L63">
              <text:list-item>
                <text:p text:style-name="P78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1467129456026852652" text:style-name="L64">
              <text:list-item>
                <text:p text:style-name="P79"/>
              </text:list-item>
            </text:list>
          </table:table-cell>
        </table:table-row>
      </table:table>
      <text:p text:style-name="P13"/>
      <text:p text:style-name="P4">[/ XXXX] 20211219_164146</text:p>
      <text:p text:style-name="P13"/>
      <text:p text:style-name="P7"/>
      <text:p text:style-name="P2">---------------------------------------------------------------</text:p>
      <text:p text:style-name="P4">[XXX] 20211227_151313</text:p>
      <text:p text:style-name="P13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5857370431653055435" text:style-name="L65">
              <text:list-item>
                <text:p text:style-name="P80">開始　9시 무렵</text:p>
              </text:list-item>
              <text:list-item>
                <text:p text:style-name="P80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5605895906879971592" text:style-name="L66">
              <text:list-item>
                <text:p text:style-name="P81">10 톤. 회사명은 불명. 알아려고 하지 않았다.</text:p>
              </text:list-item>
              <text:list-item>
                <text:p text:style-name="P81">두 명. 모두 젊은 사람.</text:p>
              </text:list-item>
              <text:list-item>
                <text:p text:style-name="P81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4814620784734191354" text:style-name="L67">
              <text:list-item>
                <text:p text:style-name="P82">바이브 두 명. 세 명 이었던 때도 있었을까.</text:p>
              </text:list-item>
              <text:list-item>
                <text:p text:style-name="P82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4024543974577739962" text:style-name="L68">
              <text:list-item>
                <text:p text:style-name="P83">전기 본직 분 있을까. &lt;2&gt; 아사쿠사에서 오는다라고 한다.</text:p>
              </text:list-item>
              <text:list-item>
                <text:p text:style-name="P83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645819142803129166" text:style-name="L69">
              <text:list-item>
                <text:p text:style-name="P84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2804290970890725872" text:style-name="L70">
              <text:list-item>
                <text:p text:style-name="P85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105581890086248396" text:style-name="L71">
              <text:list-item>
                <text:p text:style-name="P86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2993728818287679689" text:style-name="L72">
              <text:list-item>
                <text:p text:style-name="P87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120700443579329949" text:style-name="L73">
              <text:list-item>
                <text:p text:style-name="P88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121324680067192989" text:style-name="L74">
              <text:list-item>
                <text:p text:style-name="P89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7618469831490764617" text:style-name="L75">
              <text:list-item>
                <text:p text:style-name="P90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3736689678864192156" text:style-name="L76">
              <text:list-item>
                <text:p text:style-name="P91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7031942435718971000" text:style-name="L77">
              <text:list-item>
                <text:p text:style-name="P92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5791198279685057319" text:style-name="L78">
              <text:list-item>
                <text:p text:style-name="P93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3796761841188165504" text:style-name="L79">
              <text:list-item>
                <text:p text:style-name="P94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3444439717485708527" text:style-name="L80">
              <text:list-item>
                <text:p text:style-name="P95"/>
              </text:list-item>
            </text:list>
          </table:table-cell>
        </table:table-row>
      </table:table>
      <text:p text:style-name="P13"/>
      <text:p text:style-name="P4">[/ XXXX] 20211227_155712</text:p>
      <text:p text:style-name="P13"/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4891300250987558332" text:style-name="L81">
              <text:list-item>
                <text:p text:style-name="P96">開始　：　10 시 지날 때.</text:p>
              </text:list-item>
              <text:list-item>
                <text:p text:style-name="P96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2806266094585541234" text:style-name="L82">
              <text:list-item>
                <text:p text:style-name="P97">3 명. 모두 일본 사람.</text:p>
              </text:list-item>
              <text:list-item>
                <text:p text:style-name="P97">호스를 잡고 있었던 사람. 젊은 사람. 20대 후방 정도 일까.</text:p>
              </text:list-item>
              <text:list-item>
                <text:p text:style-name="P97">호스 돌리기 담당. 약간 높은 나이의 사람. 60 대 전반 일까. 얼굴 피부는 얕은 검은 색. 얼굴 피부는 얕은 검은 색.</text:p>
              </text:list-item>
              <text:list-item>
                <text:p text:style-name="P97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8661232636108825758" text:style-name="L83">
              <text:list-item>
                <text:p text:style-name="P98">내가 담당한 사람. 얼굴 윤곽은 사각형. 165 정도. </text:p>
              </text:list-item>
              <text:list-item>
                <text:p text:style-name="P98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3933408338875165750" text:style-name="L84">
              <text:list-item>
                <text:p text:style-name="P99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4195497541571102691" text:style-name="L85">
              <text:list-item>
                <text:p text:style-name="P100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557780241053756880" text:style-name="L86">
              <text:list-item>
                <text:p text:style-name="P101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3322115432727953849" text:style-name="L87">
              <text:list-item>
                <text:p text:style-name="P102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8956664751911719336" text:style-name="L88">
              <text:list-item>
                <text:p text:style-name="P103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3962689439621252896" text:style-name="L89">
              <text:list-item>
                <text:p text:style-name="P104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7012402430433034088" text:style-name="L90">
              <text:list-item>
                <text:p text:style-name="P105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4557343449442907368" text:style-name="L91">
              <text:list-item>
                <text:p text:style-name="P106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1732006161874157790" text:style-name="L92">
              <text:list-item>
                <text:p text:style-name="P107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5687468324427792265" text:style-name="L93">
              <text:list-item>
                <text:p text:style-name="P108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3419016842701400013" text:style-name="L94">
              <text:list-item>
                <text:p text:style-name="P109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6018988644241264577" text:style-name="L95">
              <text:list-item>
                <text:p text:style-name="P110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581357229274898131" text:style-name="L96">
              <text:list-item>
                <text:p text:style-name="P111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11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3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3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4068593446951143828" text:style-name="L97">
              <text:list-item>
                <text:p text:style-name="P112">開始　： ９時半すぎ。</text:p>
              </text:list-item>
              <text:list-item>
                <text:p text:style-name="P112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98251351922243324" text:style-name="L98">
              <text:list-item>
                <text:p text:style-name="P113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9086907001192141178" text:style-name="L99">
              <text:list-item>
                <text:p text:style-name="P114">세탁 담당 사람. 고령이라고 보인다.</text:p>
              </text:list-item>
              <text:list-item>
                <text:p text:style-name="P114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14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4022342689500524037" text:style-name="L100">
              <text:list-item>
                <text:p text:style-name="P115">젊은 사람. 30대 중반 정도 일까.</text:p>
              </text:list-item>
              <text:list-item>
                <text:p text:style-name="P115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6590716573528441380" text:style-name="L101">
              <text:list-item>
                <text:p text:style-name="P116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2934439981903107127" text:style-name="L102">
              <text:list-item>
                <text:p text:style-name="P117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5391016659236337283" text:style-name="L103">
              <text:list-item>
                <text:p text:style-name="P118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7236332098358226245" text:style-name="L104">
              <text:list-item>
                <text:p text:style-name="P119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5568358367368590399" text:style-name="L105">
              <text:list-item>
                <text:p text:style-name="P120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2370290652149662454" text:style-name="L106">
              <text:list-item>
                <text:p text:style-name="P121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3650191986745656903" text:style-name="L107">
              <text:list-item>
                <text:p text:style-name="P122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8472765871577895431" text:style-name="L108">
              <text:list-item>
                <text:p text:style-name="P123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4742337425148816348" text:style-name="L109">
              <text:list-item>
                <text:p text:style-name="P124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4997322094115807599" text:style-name="L110">
              <text:list-item>
                <text:p text:style-name="P125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8954939026884792959" text:style-name="L111">
              <text:list-item>
                <text:p text:style-name="P126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3155111183522829641" text:style-name="L112">
              <text:list-item>
                <text:p text:style-name="P127"/>
              </text:list-item>
            </text:list>
          </table:table-cell>
        </table:table-row>
      </table:table>
      <text:p text:style-name="P13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3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 &lt;== <office:annotation office:name="__Annotation__2310_273173072"><dc:creator>iwabuchi ken</dc:creator><dc:date>2022-01-28T16:07:27.21</dc:date><text:p text:style-name="P380"><text:span text:style-name="T6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2176508084475753873" text:style-name="L113">
              <text:list-item>
                <text:p text:style-name="P128">開始　：　9:15 경.</text:p>
              </text:list-item>
              <text:list-item>
                <text:p text:style-name="P128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7154605636189478928" text:style-name="L114">
              <text:list-item>
                <text:p text:style-name="P129">“KYOEI FUJITA”</text:p>
              </text:list-item>
              <text:list-item>
                <text:p text:style-name="P129">3 명. 한 사람은 일본인. / 타설 후반엔 베트남인 두 사람.</text:p>
              </text:list-item>
              <text:list-item>
                <text:p text:style-name="P129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886908305720206154" text:style-name="L115">
              <text:list-item>
                <text:p text:style-name="P130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8142116636966871" text:style-name="L116">
              <text:list-item>
                <text:p text:style-name="P131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7222272992819698947" text:style-name="L117">
              <text:list-item>
                <text:p text:style-name="P132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5959473842660663706" text:style-name="L118">
              <text:list-item>
                <text:p text:style-name="P133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3983454416350593450" text:style-name="L119">
              <text:list-item>
                <text:p text:style-name="P134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34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1674871055667050954" text:style-name="L120">
              <text:list-item>
                <text:p text:style-name="P135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35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1043307217987516201" text:style-name="L121">
              <text:list-item>
                <text:p text:style-name="P136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3521566222762029502" text:style-name="L122">
              <text:list-item>
                <text:p text:style-name="P137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4443361236398964827" text:style-name="L123">
              <text:list-item>
                <text:p text:style-name="P138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2804249718127402528" text:style-name="L124">
              <text:list-item>
                <text:p text:style-name="P139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3575918881821417181" text:style-name="L125">
              <text:list-item>
                <text:p text:style-name="P140">현장 앞에 돗자리. 조깅하는 사람들, 때때로.</text:p>
              </text:list-item>
              <text:list-item>
                <text:p text:style-name="P140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3443763514534427992" text:style-name="L126">
              <text:list-item>
                <text:p text:style-name="P141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5123668387215991753" text:style-name="L127">
              <text:list-item>
                <text:p text:style-name="P142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1619070898206534384" text:style-name="L128">
              <text:list-item>
                <text:p text:style-name="P143"/>
              </text:list-item>
            </text:list>
          </table:table-cell>
        </table:table-row>
      </table:table>
      <text:p text:style-name="P13"/>
      <text:p text:style-name="P4">[/ XXXX] 20220124_132546</text:p>
      <text:p text:style-name="P13"/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3788909952715833436" text:style-name="L129">
              <text:list-item>
                <text:p text:style-name="P144">開始 <text:s/>：　9시 지날 경.</text:p>
              </text:list-item>
              <text:list-item>
                <text:p text:style-name="P144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2801359692361960853" text:style-name="L130">
              <text:list-item>
                <text:p text:style-name="P145">두 사람. 모두 고령 분.</text:p>
              </text:list-item>
              <text:list-item>
                <text:p text:style-name="P145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7346215402855720929" text:style-name="L131">
              <text:list-item>
                <text:p text:style-name="P146">한 사람을 제외해 다른 사람들은 모두 고령자 (라고 보였다.). </text:p>
              </text:list-item>
              <text:list-item>
                <text:p text:style-name="P146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46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3451789358569896665" text:style-name="L132">
              <text:list-item>
                <text:p text:style-name="P147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7215938436826335888" text:style-name="L133">
              <text:list-item>
                <text:p text:style-name="P148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9090698841951294825" text:style-name="L134">
              <text:list-item>
                <text:p text:style-name="P149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4033275286561199311" text:style-name="L135">
              <text:list-item>
                <text:p text:style-name="P150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8319344618822517703" text:style-name="L136">
              <text:list-item>
                <text:p text:style-name="P151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5271258343411661767" text:style-name="L137">
              <text:list-item>
                <text:p text:style-name="P152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7342982096130403201" text:style-name="L138">
              <text:list-item>
                <text:p text:style-name="P153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3689801997166677827" text:style-name="L139">
              <text:list-item>
                <text:p text:style-name="P154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4773731504878194426" text:style-name="L140">
              <text:list-item>
                <text:p text:style-name="P155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3691810189221433013" text:style-name="L141">
              <text:list-item>
                <text:p text:style-name="P156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1564057244004548169" text:style-name="L142">
              <text:list-item>
                <text:p text:style-name="P157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6001148424941682192" text:style-name="L143">
              <text:list-item>
                <text:p text:style-name="P158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3262212891251608152" text:style-name="L144">
              <text:list-item>
                <text:p text:style-name="P159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3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3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1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1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1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7651154320048444421" text:style-name="L145">
              <text:list-item>
                <text:p text:style-name="P160">開始 <text:s/>9 시 무렵 일까. 아침례 후, 곧이 아니.</text:p>
              </text:list-item>
              <text:list-item>
                <text:p text:style-name="P160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8255596812481564988" text:style-name="L146">
              <text:list-item>
                <text:p text:style-name="P161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1611427342122262990" text:style-name="L147">
              <text:list-item>
                <text:p text:style-name="P162">노란색 헬멧.</text:p>
              </text:list-item>
              <text:list-item>
                <text:p text:style-name="P162">직장 분 일까. 몸집. 콧수염. 안경을 쓰고 있었는지.</text:p>
                <text:list>
                  <text:list-item>
                    <text:p text:style-name="P162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7521347961993289161" text:style-name="L148">
              <text:list-item>
                <text:p text:style-name="P163">흰 처럼 색의 옷, 입고 있다.</text:p>
              </text:list-item>
              <text:list-item>
                <text:p text:style-name="P163">여름철의 에어컨 옷 일까.</text:p>
              </text:list-item>
              <text:list-item>
                <text:p text:style-name="P163">백발, 약간 있음. 뚱뚱한다.</text:p>
              </text:list-item>
              <text:list-item>
                <text:p text:style-name="P163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3843725886306989734" text:style-name="L149">
              <text:list-item>
                <text:p text:style-name="P164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2608516030754211773" text:style-name="L150">
              <text:list-item>
                <text:p text:style-name="P165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2129953033909832034" text:style-name="L151">
              <text:list-item>
                <text:p text:style-name="P166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6687422670498516053" text:style-name="L152">
              <text:list-item>
                <text:p text:style-name="P167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8768288645239241853" text:style-name="L153">
              <text:list-item>
                <text:p text:style-name="P168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957082398444357183" text:style-name="L154">
              <text:list-item>
                <text:p text:style-name="P169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9053353022289118726" text:style-name="L155">
              <text:list-item>
                <text:p text:style-name="P170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5520516429495061216" text:style-name="L156">
              <text:list-item>
                <text:p text:style-name="P171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896642847753507607" text:style-name="L157">
              <text:list-item>
                <text:p text:style-name="P172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7496504953049730694" text:style-name="L158">
              <text:list-item>
                <text:p text:style-name="P173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5935581841526143711" text:style-name="L159">
              <text:list-item>
                <text:p text:style-name="P174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18022694790472514" text:style-name="L160">
              <text:list-item>
                <text:p text:style-name="P175">펌프차. 그의 팔. 팔 팁에 공기 튜브가 붙져있다.</text:p>
              </text:list-item>
              <text:list-item>
                <text:p text:style-name="P175">여기에 부딪치면, 튜브가 분리될 가능성. 그러자, 튜브 자체가 날아, 자신의 눈 등에 부딪힐 가능성. </text:p>
              </text:list-item>
              <text:list-item>
                <text:p text:style-name="P175">또, 튜브 또는 연결 장치가 손상될 우려.</text:p>
              </text:list-item>
            </text:list>
          </table:table-cell>
        </table:table-row>
      </table:table>
      <text:p text:style-name="P13"/>
      <text:p text:style-name="P4">[/ XXXX] 20220206_144443</text:p>
      <text:p text:style-name="P5"/>
      <text:p text:style-name="P5"/>
      <text:p text:style-name="P7"/>
      <text:p text:style-name="P2">---------------------------------------------------------------</text:p>
      <text:p text:style-name="P4">[XXX] 20220219_142756</text:p>
      <text:p text:style-name="P13">myself / towa diary / XXX</text:p>
      <text:p text:style-name="P3"><text:span text:style-name="T3">作業日：2</text:span><text:span text:style-name="T5">/12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1">オープンレジデンシア池袋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1">흐림.</text:p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1">雑司が谷역</text:p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<text:soft-page-break/>刻</text:p>
          </table:table-cell>
          <table:table-cell table:style-name="表9.C2" office:value-type="string">
            <text:list xml:id="list7805160060190156313" text:style-name="L161">
              <text:list-item>
                <text:p text:style-name="P176">開始　9시 정도에는 시작하고 있었는가.</text:p>
              </text:list-item>
              <text:list-item>
                <text:p text:style-name="P176"><text:soft-page-break/>詰所到着　１６：２０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656492267699007621" text:style-name="L162">
              <text:list-item>
                <text:p text:style-name="P177">3 명. 두 사람은 베트남인. &lt;1&gt; 직장분은 몸집. 60 정도 일까. &lt;2&gt; 베트남인의 한 사람. 머리카락을 짧게 깎고있다.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6742088498643964462" text:style-name="L163">
              <text:list-item>
                <text:p text:style-name="P178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5866793575305476163" text:style-name="L164">
              <text:list-item>
                <text:p text:style-name="P179">(1) 본직 분. 30대 중반 일까. &lt;1&gt; 종료 후, 내가 1회에서 걷고 있었던 때 이 사람은 한 방 안에서 이미 작업을 하고있었다.</text:p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3965050097585107687" text:style-name="L165">
              <text:list-item>
                <text:p text:style-name="P180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2765428227543054513" text:style-name="L166">
              <text:list-item>
                <text:p text:style-name="P181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7078386882830587593" text:style-name="L167">
              <text:list-item>
                <text:p text:style-name="P182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3364220729670650894" text:style-name="L168">
              <text:list-item>
                <text:p text:style-name="P183">아침 현장에 도착한 때 이미 있었다. &lt;1&gt; 나를 보고있다. 나는 대답 `장비직에서 상번으로 왔습니다`.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4401802722909950888" text:style-name="L169">
              <text:list-item>
                <text:p text:style-name="P184">(1) 아침의 연락 때, 대답해주었다. (2) 종료 때, 대답히지 않아. &lt;1&gt; 그 후 착신이 들어오고 있었다. 눈치채지 못했다.</text:p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7807277608266280896" text:style-name="L170">
              <text:list-item>
                <text:p text:style-name="P185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3362448905004178210" text:style-name="L171">
              <text:list-item>
                <text:p text:style-name="P186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5042407345975250291" text:style-name="L172">
              <text:list-item>
                <text:p text:style-name="P187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7857367923610207428" text:style-name="L173">
              <text:list-item>
                <text:p text:style-name="P188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2493126853481718583" text:style-name="L174">
              <text:list-item>
                <text:p text:style-name="P189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8603084992997542264" text:style-name="L175">
              <text:list-item>
                <text:p text:style-name="P190"/>
              </text:list-item>
            </text:list>
          </table:table-cell>
        </table:table-row>
        <text:soft-page-break/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知、危険感知</text:p>
          </table:table-cell>
          <table:table-cell table:style-name="表9.C2" office:value-type="string">
            <text:list xml:id="list62418153882526424" text:style-name="L176">
              <text:list-item>
                <text:p text:style-name="P191"/>
              </text:list-item>
            </text:list>
          </table:table-cell>
        </table:table-row>
      </table:table>
      <text:p text:style-name="P13"/>
      <text:p text:style-name="P4">[/ XXXX] 20220219_150345</text:p>
      <text:p text:style-name="P5"/>
      <text:p text:style-name="P7"/>
      <text:p text:style-name="P2">---------------------------------------------------------------</text:p>
      <text:p text:style-name="P4">[XXX] 20220303_143343</text:p>
      <text:p text:style-name="P13">myself / towa diary / XXX</text:p>
      <text:p text:style-name="P3"><text:span text:style-name="T3">作業日：2</text:span><text:span text:style-name="T5">/25</text:span><text:span text:style-name="T4">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8">1</text:p>
          </table:table-cell>
          <table:table-cell table:style-name="表10.B1" office:value-type="string">
            <text:p text:style-name="P8">現場</text:p>
          </table:table-cell>
          <table:table-cell table:style-name="表10.C1" office:value-type="string">
            <text:p text:style-name="P11">横浜南太田１丁目マンション</text:p>
          </table:table-cell>
        </table:table-row>
        <table:table-row>
          <table:table-cell table:style-name="表10.A2" office:value-type="float" office:value="2">
            <text:p text:style-name="P8">2</text:p>
          </table:table-cell>
          <table:table-cell table:style-name="表10.B2" office:value-type="string">
            <text:p text:style-name="P8">天気</text:p>
          </table:table-cell>
          <table:table-cell table:style-name="表10.C2" office:value-type="string">
            <text:p text:style-name="P11">맑은.</text:p>
          </table:table-cell>
        </table:table-row>
        <table:table-row>
          <table:table-cell table:style-name="表10.A2" office:value-type="float" office:value="3">
            <text:p text:style-name="P8">3</text:p>
          </table:table-cell>
          <table:table-cell table:style-name="表10.B2" office:value-type="string">
            <text:p text:style-name="P8">最寄り</text:p>
          </table:table-cell>
          <table:table-cell table:style-name="表10.C2" office:value-type="string">
            <text:p text:style-name="P11">南太田（京浜急行）</text:p>
          </table:table-cell>
        </table:table-row>
        <table:table-row>
          <table:table-cell table:style-name="表10.B2" office:value-type="string">
            <text:p text:style-name="P8">3-2</text:p>
            <text:p text:style-name="P8"/>
          </table:table-cell>
          <table:table-cell table:style-name="表10.B2" office:value-type="string">
            <text:p text:style-name="P9">開始／終了時刻</text:p>
          </table:table-cell>
          <table:table-cell table:style-name="表10.C2" office:value-type="string">
            <text:list xml:id="list275654130250935953" text:style-name="L177">
              <text:list-item>
                <text:p text:style-name="P192">開始　：　１０時過ぎ</text:p>
              </text:list-item>
              <text:list-item>
                <text:p text:style-name="P192">詰所到着　：　１７時過ぎか？現場を出て、道を歩き始め、客先に電話した直後、携帯の時刻を見る。１７：２５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8">4</text:p>
          </table:table-cell>
          <table:table-cell table:style-name="表10.B2" office:value-type="string">
            <text:p text:style-name="P8">他職：ポンプ</text:p>
          </table:table-cell>
          <table:table-cell table:style-name="表10.C2" office:value-type="string">
            <text:list xml:id="list850385116116244399" text:style-name="L178">
              <text:list-item>
                <text:p text:style-name="P193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8">5</text:p>
          </table:table-cell>
          <table:table-cell table:style-name="表10.B2" office:value-type="string">
            <text:p text:style-name="P8">他職：土工さん</text:p>
          </table:table-cell>
          <table:table-cell table:style-name="表10.C2" office:value-type="string">
            <text:list xml:id="list1137444913917052651" text:style-name="L179">
              <text:list-item>
                <text:p text:style-name="P194">バイブの人。私の担当。６０過ぎか。老人の風貌。小柄。１６０少しか。（P1）</text:p>
              </text:list-item>
              <text:list-item>
                <text:p text:style-name="P194">もうひとり、１７５近くか。痩せている。職長さんか。（P2）</text:p>
              </text:list-item>
              <text:list-item>
                <text:p text:style-name="P194">P2の人、P1の人に、「〇〇しろよ！」など、ぞんざいな言葉遣い。日頃、何か鬱憤がある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8">6</text:p>
          </table:table-cell>
          <table:table-cell table:style-name="表10.B2" office:value-type="string">
            <text:p text:style-name="P8">他職：電気屋さんの相番の人</text:p>
          </table:table-cell>
          <table:table-cell table:style-name="表10.C2" office:value-type="string">
            <text:list xml:id="list7360772779355814682" text:style-name="L180">
              <text:list-item>
                <text:p text:style-name="P195">身のこなしが素早い。私がポンプ屋さんのホースを持とうとすると、自分から、さっと動く。何かに、追われているように。４０代か。本職の人か。</text:p>
              </text:list-item>
            </text:list>
          </table:table-cell>
        </table:table-row>
        <table:table-row>
          <table:table-cell table:style-name="表10.B2" office:value-type="string">
            <text:p text:style-name="P8">6--2</text:p>
          </table:table-cell>
          <table:table-cell table:style-name="表10.B2" office:value-type="string">
            <text:p text:style-name="P8">他職：<text:span text:style-name="T2">警備</text:span></text:p>
          </table:table-cell>
          <table:table-cell table:style-name="表10.C2" office:value-type="string">
            <text:list xml:id="list4157556353754467304" text:style-name="L181">
              <text:list-item>
                <text:p text:style-name="P196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土間屋さん</text:span></text:p>
          </table:table-cell>
          <table:table-cell table:style-name="表10.C2" office:value-type="string">
            <text:list xml:id="list6671320283951214938" text:style-name="L182">
              <text:list-item>
                <text:p text:style-name="P197"/>
              </text:list-item>
            </text:list>
          </table:table-cell>
        </table:table-row>
        <text:soft-page-break/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大工さん</text:span></text:p>
          </table:table-cell>
          <table:table-cell table:style-name="表10.C2" office:value-type="string">
            <text:list xml:id="list1937459020010673387" text:style-name="L183">
              <text:list-item>
                <text:p text:style-name="P198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8">7</text:p>
          </table:table-cell>
          <table:table-cell table:style-name="表10.B2" office:value-type="string">
            <text:p text:style-name="P8">監督さん</text:p>
          </table:table-cell>
          <table:table-cell table:style-name="表10.C2" office:value-type="string">
            <text:list xml:id="list2842277845286591437" text:style-name="L184">
              <text:list-item>
                <text:p text:style-name="P199">スラブ担当の人。若い人。私が下がったあと、１階で、すれ違う。私に、挨拶してくれる「ありがとうございました」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8">8</text:p>
          </table:table-cell>
          <table:table-cell table:style-name="表10.B2" office:value-type="string">
            <text:p text:style-name="P8">発注者の方</text:p>
          </table:table-cell>
          <table:table-cell table:style-name="表10.C2" office:value-type="string">
            <text:list xml:id="list6686719780691011670" text:style-name="L185">
              <text:list-item>
                <text:p text:style-name="P200">朝、終了時。共に、出てくれる。スラブのボイド、長いものがある、とのこと。後に、目視して、確認した。電話口で、私との応対に、言葉が詰まり気味。何か、戸惑っている。私の物言いが、何か、ずれているか。</text:p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東和からの同僚</text:p>
          </table:table-cell>
          <table:table-cell table:style-name="表10.C2" office:value-type="string">
            <text:list xml:id="list5493302936255201514" text:style-name="L186">
              <text:list-item>
                <text:p text:style-name="P201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8">9</text:p>
          </table:table-cell>
          <table:table-cell table:style-name="表10.B2" office:value-type="string">
            <text:p text:style-name="P8">現場見取り図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8">10</text:p>
          </table:table-cell>
          <table:table-cell table:style-name="表10.B2" office:value-type="string">
            <text:p text:style-name="P9">段取り</text:p>
          </table:table-cell>
          <table:table-cell table:style-name="表10.C2" office:value-type="string">
            <text:list xml:id="list7602733606439948175" text:style-name="L187">
              <text:list-item>
                <text:p text:style-name="P202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行き帰りでの出来事、見聞</text:p>
          </table:table-cell>
          <table:table-cell table:style-name="表10.C2" office:value-type="string">
            <text:list xml:id="list2136598493903509666" text:style-name="L188">
              <text:list-item>
                <text:p text:style-name="P203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周囲の事物</text:p>
          </table:table-cell>
          <table:table-cell table:style-name="表10.C2" office:value-type="string">
            <text:list xml:id="list1876804905060295528" text:style-name="L189">
              <text:list-item>
                <text:p text:style-name="P204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8">11</text:p>
          </table:table-cell>
          <table:table-cell table:style-name="表10.B2" office:value-type="string">
            <text:p text:style-name="P9">その他</text:p>
          </table:table-cell>
          <table:table-cell table:style-name="表10.C2" office:value-type="string">
            <text:list xml:id="list2325344948768775699" text:style-name="L190">
              <text:list-item>
                <text:p text:style-name="P205">相番を終わり。１階へ戻る。途中だったか、１階へ降りた後か、足場に、衣類を残していることに気づく。取りに戻る。上記の、土工さんの、P1の人に、「忘れたのかー」か何か、声をかけられる。「いっぱい来てきたよー」と、応える。</text:p>
              </text:list-item>
              <text:list-item>
                <text:p text:style-name="P205">もうひとり、別の土工さん。終盤、足場の近く。バイブのコードを、足場へ引き入れようとしている。引き入れたあと、私に向かって、何か口にする。聞き返す。コードが絡まっていて、大変だ。そんなことを言っている。私は、そうだそうだ、と応える。</text:p>
              </text:list-item>
              <text:list-item>
                <text:p text:style-name="P205">続けて、足場で、その人が、私に、また１台、追加したと、伝える。問わず語りに、量は、１点いくらか。１台まるまる、ではない。「丸々じゃねえんだ」と、私は相槌を打つ。</text:p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8">12</text:p>
          </table:table-cell>
          <table:table-cell table:style-name="表10.B2" office:value-type="string">
            <text:p text:style-name="P9">やってもらったこと</text:p>
          </table:table-cell>
          <table:table-cell table:style-name="表10.C2" office:value-type="string">
            <text:list xml:id="list4348071189935754669" text:style-name="L191">
              <text:list-item>
                <text:p text:style-name="P206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危険予<text:soft-page-break/>知、危険感知</text:p>
          </table:table-cell>
          <table:table-cell table:style-name="表10.C2" office:value-type="string">
            <text:list xml:id="list5637353250403824586" text:style-name="L192">
              <text:list-item>
                <text:p text:style-name="P207"/>
              </text:list-item>
            </text:list>
          </table:table-cell>
        </table:table-row>
      </table:table>
      <text:p text:style-name="P13"/>
      <text:p text:style-name="P4">[/ XXXX] 20220303_144628</text:p>
      <text:p text:style-name="P5"/>
      <text:p text:style-name="P5"/>
      <text:p text:style-name="P7"/>
      <text:p text:style-name="P2">---------------------------------------------------------------</text:p>
      <text:p text:style-name="P4">[XXX] 20220308_132646</text:p>
      <text:p text:style-name="P13">myself / towa diary / XXX</text:p>
      <text:p text:style-name="P3"><text:span text:style-name="T3">作業日：3</text:span><text:span text:style-name="T5">/4</text:span><text:span text:style-name="T4"> f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8">1</text:p>
          </table:table-cell>
          <table:table-cell table:style-name="表11.B1" office:value-type="string">
            <text:p text:style-name="P8">現場</text:p>
          </table:table-cell>
          <table:table-cell table:style-name="表11.C1" office:value-type="string">
            <text:p text:style-name="P11">文化堂様新築工事</text:p>
          </table:table-cell>
        </table:table-row>
        <table:table-row>
          <table:table-cell table:style-name="表11.A2" office:value-type="float" office:value="2">
            <text:p text:style-name="P8">2</text:p>
          </table:table-cell>
          <table:table-cell table:style-name="表11.B2" office:value-type="string">
            <text:p text:style-name="P8">天気</text:p>
          </table:table-cell>
          <table:table-cell table:style-name="表11.C2" office:value-type="string">
            <text:p text:style-name="P11">맑은.</text:p>
          </table:table-cell>
        </table:table-row>
        <table:table-row>
          <table:table-cell table:style-name="表11.A2" office:value-type="float" office:value="3">
            <text:p text:style-name="P8">3</text:p>
          </table:table-cell>
          <table:table-cell table:style-name="表11.B2" office:value-type="string">
            <text:p text:style-name="P8">最寄り</text:p>
          </table:table-cell>
          <table:table-cell table:style-name="表11.C2" office:value-type="string">
            <text:p text:style-name="P11">戸越銀座駅（池上線）</text:p>
          </table:table-cell>
        </table:table-row>
        <table:table-row>
          <table:table-cell table:style-name="表11.B2" office:value-type="string">
            <text:p text:style-name="P8">3-2</text:p>
            <text:p text:style-name="P8"/>
          </table:table-cell>
          <table:table-cell table:style-name="表11.B2" office:value-type="string">
            <text:p text:style-name="P9">開始／終了時刻</text:p>
          </table:table-cell>
          <table:table-cell table:style-name="表11.C2" office:value-type="string">
            <text:list xml:id="list5114575715148387378" text:style-name="L193">
              <text:list-item>
                <text:p text:style-name="P208">開始</text:p>
              </text:list-item>
              <text:list-item>
                <text:p text:style-name="P208">詰所到着　：　16시 경 있었을까.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8">4</text:p>
          </table:table-cell>
          <table:table-cell table:style-name="表11.B2" office:value-type="string">
            <text:p text:style-name="P8">他職：ポンプ</text:p>
          </table:table-cell>
          <table:table-cell table:style-name="表11.C2" office:value-type="string">
            <text:list xml:id="list892603200627034164" text:style-name="L194">
              <text:list-item>
                <text:p text:style-name="P209">マルエス「工業」だったか。「マルエス」は、確か。カタカナ。</text:p>
              </text:list-item>
              <text:list-item>
                <text:p text:style-name="P209">2명. 모두 일본인. &lt;1&gt; 직장은 50대 겅도 일까. &lt;2&gt; 호스 담당자는 30대 중반 정도. 햇볕에 탄 얼굴.</text:p>
              </text:list-item>
              <text:list-item>
                <text:p text:style-name="P209">직장분은 일을 잘 알고있는 모습. &lt;1&gt; 계단 부분을 타설에 대한 대응을 보고. (이렇게 내가 말할 건 건방짐한 것이지만.)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8">5</text:p>
          </table:table-cell>
          <table:table-cell table:style-name="表11.B2" office:value-type="string">
            <text:p text:style-name="P8">他職：土工さん</text:p>
          </table:table-cell>
          <table:table-cell table:style-name="表11.C2" office:value-type="string">
            <text:list xml:id="list6250534020149931604" text:style-name="L195">
              <text:list-item>
                <text:p text:style-name="P210">바이브 담당분, 2 명. &lt;1&gt; 내가 담당했던 분은 직장 일까.</text:p>
              </text:list-item>
              <text:list-item>
                <text:p text:style-name="P210">마지막, 갈아입을 끝마치고, 건물의 옆을 통할 때, 다른 한 토공분이 그 곳에서 있다.</text:p>
              </text:list-item>
              <text:list-item>
                <text:p text:style-name="P210">&lt;1&gt; 그 사람은 옆에 물러나고, 나에게 `자!` 라고 말한다. &lt;2&gt; 그리고, 이어, 나에게 `돌아가면 맥주?` 라고 묻눈다. &lt;3&gt; 나는 `나는.... 소주!` <text:s/>라고 대답했다.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8">6</text:p>
          </table:table-cell>
          <table:table-cell table:style-name="表11.B2" office:value-type="string">
            <text:p text:style-name="P8">他職：電気屋さんの相番の人</text:p>
          </table:table-cell>
          <table:table-cell table:style-name="表11.C2" office:value-type="string">
            <text:list xml:id="list6383241801018644155" text:style-name="L196">
              <text:list-item>
                <text:p text:style-name="P211">&lt;1&gt; 젊은 사람. &lt;2&gt; 별로 직장 처럼 사람이 하나분 있다. &lt;3&gt; 상번 (相番) 담당 이 사람은 20대 후반 정도 일까. &lt;4&gt; 마지막, 내가 갈아입을 할 때, 근처에서 대기 하고있었다.</text:p>
              </text:list-item>
            </text:list>
          </table:table-cell>
        </table:table-row>
        <table:table-row>
          <table:table-cell table:style-name="表11.B2" office:value-type="string">
            <text:p text:style-name="P8">6--2</text:p>
          </table:table-cell>
          <table:table-cell table:style-name="表11.B2" office:value-type="string">
            <text:p text:style-name="P8">他職：<text:soft-page-break/><text:span text:style-name="T2">警備</text:span></text:p>
          </table:table-cell>
          <table:table-cell table:style-name="表11.C2" office:value-type="string">
            <text:list xml:id="list6201840564512463792" text:style-name="L197">
              <text:list-item>
                <text:p text:style-name="P212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土間屋さん</text:span></text:p>
          </table:table-cell>
          <table:table-cell table:style-name="表11.C2" office:value-type="string">
            <text:list xml:id="list8410239716916485298" text:style-name="L198">
              <text:list-item>
                <text:p text:style-name="P213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大工さん</text:span></text:p>
          </table:table-cell>
          <table:table-cell table:style-name="表11.C2" office:value-type="string">
            <text:list xml:id="list4229097494252244067" text:style-name="L199">
              <text:list-item>
                <text:p text:style-name="P214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8">7</text:p>
          </table:table-cell>
          <table:table-cell table:style-name="表11.B2" office:value-type="string">
            <text:p text:style-name="P8">監督さん</text:p>
          </table:table-cell>
          <table:table-cell table:style-name="表11.C2" office:value-type="string">
            <text:list xml:id="list1390850777928048353" text:style-name="L200">
              <text:list-item>
                <text:p text:style-name="P215">&lt;1&gt; 세이와 (生和) 의 감독님. 40대 일까. &lt;2&gt; 아침 최초 현장으로 온 땐, 어려운 표정. &lt;3&gt; 하지만 아침례 좀 전에 한 장인분과 담단했던 때 웃어 소리를 지르고 있었다.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8">8</text:p>
          </table:table-cell>
          <table:table-cell table:style-name="表11.B2" office:value-type="string">
            <text:p text:style-name="P8">発注者の方</text:p>
          </table:table-cell>
          <table:table-cell table:style-name="表11.C2" office:value-type="string">
            <text:list xml:id="list7497449459331398504" text:style-name="L201">
              <text:list-item>
                <text:p text:style-name="P216">&lt;1&gt; 종료시, 전화엔 나오지 않았다. <text:s/>&lt;2&gt; 나중에 더고시역의 봄에서 앉아고 있었을 때 반환의 전화를 해주었다.</text:p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東和からの同僚</text:p>
          </table:table-cell>
          <table:table-cell table:style-name="表11.C2" office:value-type="string">
            <text:list xml:id="list171418734554558729" text:style-name="L202">
              <text:list-item>
                <text:p text:style-name="P217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8">9</text:p>
          </table:table-cell>
          <table:table-cell table:style-name="表11.B2" office:value-type="string">
            <text:p text:style-name="P8">現場見取り図</text:p>
          </table:table-cell>
          <table:table-cell table:style-name="表11.C2" office:value-type="string">
            <text:p text:style-name="P12"/>
          </table:table-cell>
        </table:table-row>
        <table:table-row>
          <table:table-cell table:style-name="表11.A2" office:value-type="float" office:value="10">
            <text:p text:style-name="P8">10</text:p>
          </table:table-cell>
          <table:table-cell table:style-name="表11.B2" office:value-type="string">
            <text:p text:style-name="P9">段取り</text:p>
          </table:table-cell>
          <table:table-cell table:style-name="表11.C2" office:value-type="string">
            <text:list xml:id="list5418628919472540848" text:style-name="L203">
              <text:list-item>
                <text:p text:style-name="P218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行き帰りでの出来事、見聞</text:p>
          </table:table-cell>
          <table:table-cell table:style-name="表11.C2" office:value-type="string">
            <text:list xml:id="list677336921152237252" text:style-name="L204">
              <text:list-item>
                <text:p text:style-name="P219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周囲の事物</text:p>
          </table:table-cell>
          <table:table-cell table:style-name="表11.C2" office:value-type="string">
            <text:list xml:id="list1550073259478790698" text:style-name="L205">
              <text:list-item>
                <text:p text:style-name="P220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8">11</text:p>
          </table:table-cell>
          <table:table-cell table:style-name="表11.B2" office:value-type="string">
            <text:p text:style-name="P9">その他</text:p>
          </table:table-cell>
          <table:table-cell table:style-name="表11.C2" office:value-type="string">
            <text:list xml:id="list2274782241905621827" text:style-name="L206">
              <text:list-item>
                <text:p text:style-name="P221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8">12</text:p>
          </table:table-cell>
          <table:table-cell table:style-name="表11.B2" office:value-type="string">
            <text:p text:style-name="P9">やってもらったこと</text:p>
          </table:table-cell>
          <table:table-cell table:style-name="表11.C2" office:value-type="string">
            <text:list xml:id="list6172266589290385849" text:style-name="L207">
              <text:list-item>
                <text:p text:style-name="P222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危険予知、危険感知</text:p>
          </table:table-cell>
          <table:table-cell table:style-name="表11.C2" office:value-type="string">
            <text:list xml:id="list8510602947207467192" text:style-name="L208">
              <text:list-item>
                <text:p text:style-name="P223">펌프집 분의 작업을 도울 때, 특히, 호스의 무게가 모른 경우가 있다. 그런 때 무리한 움직임을 하고, 어깨를 아프게 할 지도 모른다. &lt;2&gt; 대응 : 호스 등을 들어 올리거나, 움직이거나 할 때, 먼저 가볍게 접촉해 보아서, 무게에 대한 대충한 짐작을 한다.</text:p>
              </text:list-item>
            </text:list>
          </table:table-cell>
        </table:table-row>
      </table:table>
      <text:p text:style-name="P13"/>
      <text:p text:style-name="P4">[/ XXXX] 20220308_140542</text:p>
      <text:p text:style-name="P13"/>
      <text:p text:style-name="P7"/>
      <text:p text:style-name="P2">---------------------------------------------------------------</text:p>
      <text:p text:style-name="P4"><text:soft-page-break/>[XXX] 20220317_091458</text:p>
      <text:p text:style-name="P13">myself / towa diary / XXX</text:p>
      <text:p text:style-name="P3"><text:span text:style-name="T3">作業日：</text:span><text:span text:style-name="T5">220311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8">現場</text:p>
          </table:table-cell>
          <table:table-cell table:style-name="表12.C1" office:value-type="string">
            <text:p text:style-name="P11">仲町台４丁目マンション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8">天気</text:p>
          </table:table-cell>
          <table:table-cell table:style-name="表12.C2" office:value-type="string">
            <text:p text:style-name="P11">맑은.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8">最寄り</text:p>
          </table:table-cell>
          <table:table-cell table:style-name="表12.C2" office:value-type="string">
            <text:p text:style-name="P11">仲町台駅（市営地下鉄）</text:p>
          </table:table-cell>
        </table:table-row>
        <table:table-row>
          <table:table-cell table:style-name="表12.B2" office:value-type="string">
            <text:p text:style-name="P8">3-2</text:p>
            <text:p text:style-name="P8"/>
          </table:table-cell>
          <table:table-cell table:style-name="表12.B2" office:value-type="string">
            <text:p text:style-name="P9">開始／終了時刻</text:p>
          </table:table-cell>
          <table:table-cell table:style-name="表12.C2" office:value-type="string">
            <text:list xml:id="list3987337875480906604" text:style-name="L209">
              <text:list-item>
                <text:p text:style-name="P224">開始　9 시경.</text:p>
              </text:list-item>
              <text:list-item>
                <text:p text:style-name="P224">詰所到着　：　１４：３０頃？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8">4</text:p>
          </table:table-cell>
          <table:table-cell table:style-name="表12.B2" office:value-type="string">
            <text:p text:style-name="P8">他職：ポンプ</text:p>
          </table:table-cell>
          <table:table-cell table:style-name="表12.C2" office:value-type="string">
            <text:list xml:id="list7949859080017863468" text:style-name="L210">
              <text:list-item>
                <text:p text:style-name="P225">(1) 2 며. 한 사람, 직장. 일본인. 다른 하나 분은 베트남인 일까.</text:p>
              </text:list-item>
              <text:list-item>
                <text:p text:style-name="P225">&lt;1&gt; 직장 분은 작은 몸집. &lt;2&gt; 다른 젊은 남자에게 `바보` 라고 말하고 있다. &lt;3&gt; 자신은 일을 잘 알고 있는 모습.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8">5</text:p>
          </table:table-cell>
          <table:table-cell table:style-name="表12.B2" office:value-type="string">
            <text:p text:style-name="P8">他職：土工さん</text:p>
          </table:table-cell>
          <table:table-cell table:style-name="表12.C2" office:value-type="string">
            <text:list xml:id="list1890782679362018517" text:style-name="L211">
              <text:list-item>
                <text:p text:style-name="P226">(1) 내가 담당했던 사람. 165정도. 딱 벌어져 한 몸매. &lt;1&gt; 마지막, 나는 지상에 내렸다. &lt;2&gt; 여기에서 바이브를 둥글게 처치했다.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8">6</text:p>
          </table:table-cell>
          <table:table-cell table:style-name="表12.B2" office:value-type="string">
            <text:p text:style-name="P8">他職：電気屋さんの相番の人</text:p>
          </table:table-cell>
          <table:table-cell table:style-name="表12.C2" office:value-type="string">
            <text:list xml:id="list5445273749677365287" text:style-name="L212">
              <text:list-item>
                <text:p text:style-name="P227">(1) 72 세. 자신이 말했다. 173 정도. &lt;1&gt; 말하는 모양, 표정. 치매증이 들어 있는 것일까라고 생각하고 있었다. </text:p>
              </text:list-item>
              <text:list-item>
                <text:p text:style-name="P227">(2) 마지막, 바이브가 1개로 한 후, 나머지의 1개를 담당해주었다. 이 나머지 바이브는 내가 담당했었던 하나.</text:p>
              </text:list-item>
            </text:list>
          </table:table-cell>
        </table:table-row>
        <table:table-row>
          <table:table-cell table:style-name="表12.B2" office:value-type="string">
            <text:p text:style-name="P8">6--2</text:p>
          </table:table-cell>
          <table:table-cell table:style-name="表12.B2" office:value-type="string">
            <text:p text:style-name="P8">他職：<text:span text:style-name="T2">警備</text:span></text:p>
          </table:table-cell>
          <table:table-cell table:style-name="表12.C2" office:value-type="string">
            <text:list xml:id="list4848412476642488477" text:style-name="L213">
              <text:list-item>
                <text:p text:style-name="P228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土間屋さん</text:span></text:p>
          </table:table-cell>
          <table:table-cell table:style-name="表12.C2" office:value-type="string">
            <text:list xml:id="list6020905854051161887" text:style-name="L214">
              <text:list-item>
                <text:p text:style-name="P229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大工さん</text:span></text:p>
          </table:table-cell>
          <table:table-cell table:style-name="表12.C2" office:value-type="string">
            <text:list xml:id="list101953645830298245" text:style-name="L215">
              <text:list-item>
                <text:p text:style-name="P230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8">7</text:p>
          </table:table-cell>
          <table:table-cell table:style-name="表12.B2" office:value-type="string">
            <text:p text:style-name="P8">監督さん</text:p>
          </table:table-cell>
          <table:table-cell table:style-name="表12.C2" office:value-type="string">
            <text:list xml:id="list5440675740979766416" text:style-name="L216">
              <text:list-item>
                <text:p text:style-name="P231">3 명. &lt;1&gt; 슬래브 담당 분은 2 명. &lt;2&gt; 서서 이야기를 듣고, 안 것. 근처에서 드른 현장이 하나 있다. 3명으로 그 2개의 현장을 감독하고 있는 것 같다.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8">8</text:p>
          </table:table-cell>
          <table:table-cell table:style-name="表12.B2" office:value-type="string">
            <text:p text:style-name="P8">発注者の方</text:p>
          </table:table-cell>
          <table:table-cell table:style-name="表12.C2" office:value-type="string">
            <text:list xml:id="list4936383673174503878" text:style-name="L217">
              <text:list-item>
                <text:p text:style-name="P232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東和からの同僚</text:p>
          </table:table-cell>
          <table:table-cell table:style-name="表12.C2" office:value-type="string">
            <text:list xml:id="list1798466083441515561" text:style-name="L218">
              <text:list-item>
                <text:p text:style-name="P233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8">9</text:p>
          </table:table-cell>
          <table:table-cell table:style-name="表12.B2" office:value-type="string">
            <text:p text:style-name="P8">現場見<text:soft-page-break/>取り図</text:p>
          </table:table-cell>
          <table:table-cell table:style-name="表12.C2" office:value-type="string">
            <text:p text:style-name="P12"/>
          </table:table-cell>
        </table:table-row>
        <table:table-row>
          <table:table-cell table:style-name="表12.A2" office:value-type="float" office:value="10">
            <text:p text:style-name="P8">10</text:p>
          </table:table-cell>
          <table:table-cell table:style-name="表12.B2" office:value-type="string">
            <text:p text:style-name="P9">段取り</text:p>
          </table:table-cell>
          <table:table-cell table:style-name="表12.C2" office:value-type="string">
            <text:list xml:id="list4999529067543878813" text:style-name="L219">
              <text:list-item>
                <text:p text:style-name="P234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行き帰りでの出来事、見聞</text:p>
          </table:table-cell>
          <table:table-cell table:style-name="表12.C2" office:value-type="string">
            <text:list xml:id="list4464236382921191550" text:style-name="L220">
              <text:list-item>
                <text:p text:style-name="P235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周囲の事物</text:p>
          </table:table-cell>
          <table:table-cell table:style-name="表12.C2" office:value-type="string">
            <text:list xml:id="list4704117217203480419" text:style-name="L221">
              <text:list-item>
                <text:p text:style-name="P236">현장의 앞. 바로 보도. &lt;1&gt; 보도와 현장 사이엔 여지는 없다. &lt;2&gt; 그래서, 게이트를 열기 전, 보도에서 서서, 책을 읽고 있었다. &lt;3&gt; 몇 명 사람들이 지나쳐 갔다. &lt;4&gt; 한 사람은 젊은 여성. &lt;4&gt; 나 앞에서 차도로부터 보도로 올라 왔다. &lt;5&gt; 나는 이 사람이 지나쳐 갈 때, 자신의 짐을 앞에게 가까이 끌어 당겼다.</text:p>
              </text:list-item>
              <text:list-item>
                <text:p text:style-name="P236">가까으로 끌었다.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8">11</text:p>
          </table:table-cell>
          <table:table-cell table:style-name="表12.B2" office:value-type="string">
            <text:p text:style-name="P9">その他</text:p>
          </table:table-cell>
          <table:table-cell table:style-name="表12.C2" office:value-type="string">
            <text:list xml:id="list4989800897030833410" text:style-name="L222">
              <text:list-item>
                <text:p text:style-name="P237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8">12</text:p>
          </table:table-cell>
          <table:table-cell table:style-name="表12.B2" office:value-type="string">
            <text:p text:style-name="P9">やってもらったこと</text:p>
          </table:table-cell>
          <table:table-cell table:style-name="表12.C2" office:value-type="string">
            <text:list xml:id="list2706610548047353713" text:style-name="L223">
              <text:list-item>
                <text:p text:style-name="P238">(1) 아침, 아침례 전. 신규입장자용 용지. 그 용지의 소재(所在). &lt;2&gt; 물으면, 경비 담당 사람이 가르쳐 주었다.</text:p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危険予知、危険感知</text:p>
          </table:table-cell>
          <table:table-cell table:style-name="表12.C2" office:value-type="string">
            <text:list xml:id="list7731481420219776141" text:style-name="L224">
              <text:list-item>
                <text:p text:style-name="P239">(1) 슬래브상, `사시킨` (일본어 : 差し金) 이 여기저기 서 있다. &lt;1&gt; 이 철근에 좌절할 수 있다. &lt;2&gt; 실제로, 좌절한 바 있다.</text:p>
              </text:list-item>
            </text:list>
          </table:table-cell>
        </table:table-row>
      </table:table>
      <text:p text:style-name="P13"/>
      <text:p text:style-name="P4">[/ XXXX] 20220317_095809</text:p>
      <text:p text:style-name="P13"/>
      <text:p text:style-name="P7"/>
      <text:p text:style-name="P2">---------------------------------------------------------------</text:p>
      <text:p text:style-name="P4">[XXX] 20220324_154608</text:p>
      <text:p text:style-name="P13">myself / towa diary / XXX</text:p>
      <text:p text:style-name="P3"><text:span text:style-name="T3">作業日：3</text:span><text:span text:style-name="T5">/18</text:span><text:span text:style-name="T4"> f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8">現場</text:p>
          </table:table-cell>
          <table:table-cell table:style-name="表14.C1" office:value-type="string">
            <text:p text:style-name="P11">木曽東有料老人ホーム新築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8">天気</text:p>
          </table:table-cell>
          <table:table-cell table:style-name="表14.C2" office:value-type="string">
            <text:p text:style-name="P11">흐린 날씨. 나중, 비. 강하지 않고.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8">最寄り</text:p>
          </table:table-cell>
          <table:table-cell table:style-name="表14.C2" office:value-type="string">
            <text:p text:style-name="P11"/>
          </table:table-cell>
        </table:table-row>
        <table:table-row>
          <table:table-cell table:style-name="表14.B2" office:value-type="string">
            <text:p text:style-name="P8">3-2</text:p>
            <text:p text:style-name="P8"/>
          </table:table-cell>
          <table:table-cell table:style-name="表14.B2" office:value-type="string">
            <text:p text:style-name="P9">開始／終了時刻</text:p>
          </table:table-cell>
          <table:table-cell table:style-name="表14.C2" office:value-type="string">
            <text:list xml:id="list4822547634024914679" text:style-name="L225">
              <text:list-item>
                <text:p text:style-name="P240">開始 <text:s text:c="6"/>　9시 경.</text:p>
              </text:list-item>
              <text:list-item>
                <text:p text:style-name="P240">詰所到着　１２：５０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8">4</text:p>
          </table:table-cell>
          <table:table-cell table:style-name="表14.B2" office:value-type="string">
            <text:p text:style-name="P8">他職：ポンプ</text:p>
          </table:table-cell>
          <table:table-cell table:style-name="表14.C2" office:value-type="string">
            <text:list xml:id="list7185864433421728752" text:style-name="L226">
              <text:list-item>
                <text:p text:style-name="P241">3 명. 모두 일본사람. &lt;1&gt; 젊은 사람 2 명. &lt;2&gt; 그 속의 1<text:soft-page-break/>명은 호스 담당. 직장에 쭉 꾸중을 듣고 있다.</text:p>
              </text:list-item>
              <text:list-item>
                <text:p text:style-name="P241">다른 하나 젊은 사람에도 꾸중을 받고 있다.</text:p>
              </text:list-item>
              <text:list-item>
                <text:p text:style-name="P241">직장은 꾸중을 할할뿐만 아니라, 상대의 신체를 자신의 팔 꿈치로 강하게 들이받는다. 위험.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8">5</text:p>
          </table:table-cell>
          <table:table-cell table:style-name="表14.B2" office:value-type="string">
            <text:p text:style-name="P8">他職：土工さん</text:p>
          </table:table-cell>
          <table:table-cell table:style-name="表14.C2" office:value-type="string">
            <text:list xml:id="list7641191830071366794" text:style-name="L227">
              <text:list-item>
                <text:p text:style-name="P242"/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8">6</text:p>
          </table:table-cell>
          <table:table-cell table:style-name="表14.B2" office:value-type="string">
            <text:p text:style-name="P8">他職：電気屋さんの相番の人</text:p>
          </table:table-cell>
          <table:table-cell table:style-name="表14.C2" office:value-type="string">
            <text:list xml:id="list4902147412981343414" text:style-name="L228">
              <text:list-item>
                <text:p text:style-name="P243">젊은 사람. 20대 후반 정도일까. 자폐증이 약간 들어있을까.</text:p>
              </text:list-item>
            </text:list>
          </table:table-cell>
        </table:table-row>
        <table:table-row>
          <table:table-cell table:style-name="表14.B2" office:value-type="string">
            <text:p text:style-name="P8">6--2</text:p>
          </table:table-cell>
          <table:table-cell table:style-name="表14.B2" office:value-type="string">
            <text:p text:style-name="P8">他職：<text:span text:style-name="T2">警備</text:span></text:p>
          </table:table-cell>
          <table:table-cell table:style-name="表14.C2" office:value-type="string">
            <text:list xml:id="list6557137738115638542" text:style-name="L229">
              <text:list-item>
                <text:p text:style-name="P244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土間屋さん</text:span></text:p>
          </table:table-cell>
          <table:table-cell table:style-name="表14.C2" office:value-type="string">
            <text:list xml:id="list3360688427191319287" text:style-name="L230">
              <text:list-item>
                <text:p text:style-name="P245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大工さん</text:span></text:p>
          </table:table-cell>
          <table:table-cell table:style-name="表14.C2" office:value-type="string">
            <text:list xml:id="list6333915684530781100" text:style-name="L231">
              <text:list-item>
                <text:p text:style-name="P246"/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8">7</text:p>
          </table:table-cell>
          <table:table-cell table:style-name="表14.B2" office:value-type="string">
            <text:p text:style-name="P8">監督さん</text:p>
          </table:table-cell>
          <table:table-cell table:style-name="表14.C2" office:value-type="string">
            <text:list xml:id="list631123056052625074" text:style-name="L232">
              <text:list-item>
                <text:p text:style-name="P247">자신으로 콘크리트의 수배(手配)의 일을 수행 하고있다.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8">8</text:p>
          </table:table-cell>
          <table:table-cell table:style-name="表14.B2" office:value-type="string">
            <text:p text:style-name="P8">発注者の方</text:p>
          </table:table-cell>
          <table:table-cell table:style-name="表14.C2" office:value-type="string">
            <text:list xml:id="list4283774791089344613" text:style-name="L233">
              <text:list-item>
                <text:p text:style-name="P248">野口씨. 담배를 피운다. 담배의 상표는 `BOHEM` 와 같은 명칭. 한국의 담배.</text:p>
              </text:list-item>
              <text:list-item>
                <text:p text:style-name="P248">타설 종료 후, 휴식소에서 갈아입고 있을 대 담소(談笑). 코로나로 자주격리하는 것에 대해서 담소.</text:p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東和からの同僚</text:p>
          </table:table-cell>
          <table:table-cell table:style-name="表14.C2" office:value-type="string">
            <text:list xml:id="list7613333222179285020" text:style-name="L234">
              <text:list-item>
                <text:p text:style-name="P249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8">9</text:p>
          </table:table-cell>
          <table:table-cell table:style-name="表14.B2" office:value-type="string">
            <text:p text:style-name="P8">現場見取り図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10">
            <text:p text:style-name="P8">10</text:p>
          </table:table-cell>
          <table:table-cell table:style-name="表14.B2" office:value-type="string">
            <text:p text:style-name="P9">段取り</text:p>
          </table:table-cell>
          <table:table-cell table:style-name="表14.C2" office:value-type="string">
            <text:list xml:id="list2828734289321153449" text:style-name="L235">
              <text:list-item>
                <text:p text:style-name="P250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行き帰りでの出来事、見聞</text:p>
          </table:table-cell>
          <table:table-cell table:style-name="表14.C2" office:value-type="string">
            <text:list xml:id="list6954753478019855316" text:style-name="L236">
              <text:list-item>
                <text:p text:style-name="P251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周囲の事物</text:p>
          </table:table-cell>
          <table:table-cell table:style-name="表14.C2" office:value-type="string">
            <text:list xml:id="list6603688317766864942" text:style-name="L237">
              <text:list-item>
                <text:p text:style-name="P252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8">11</text:p>
          </table:table-cell>
          <table:table-cell table:style-name="表14.B2" office:value-type="string">
            <text:p text:style-name="P9">その他</text:p>
          </table:table-cell>
          <table:table-cell table:style-name="表14.C2" office:value-type="string">
            <text:list xml:id="list86130413599991272" text:style-name="L238">
              <text:list-item>
                <text:p text:style-name="P253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8">12</text:p>
          </table:table-cell>
          <table:table-cell table:style-name="表14.B2" office:value-type="string">
            <text:p text:style-name="P9">やって<text:soft-page-break/>もらったこと</text:p>
          </table:table-cell>
          <table:table-cell table:style-name="表14.C2" office:value-type="string">
            <text:list xml:id="list9061667461924628948" text:style-name="L239">
              <text:list-item>
                <text:p text:style-name="P254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危険予知、危険感知</text:p>
          </table:table-cell>
          <table:table-cell table:style-name="表14.C2" office:value-type="string">
            <text:list xml:id="list4371827295471368015" text:style-name="L240">
              <text:list-item>
                <text:p text:style-name="P255">끝부(端部). 울짱은 없고, 친줄(親綱)만의 장소, 있다.</text:p>
              </text:list-item>
            </text:list>
          </table:table-cell>
        </table:table-row>
      </table:table>
      <text:p text:style-name="P13"/>
      <text:p text:style-name="P4">[/ XXXX] 20220324_161132</text:p>
      <text:p text:style-name="P1"/>
      <text:p text:style-name="P7"/>
      <text:p text:style-name="P2">---------------------------------------------------------------</text:p>
      <text:p text:style-name="P4">[XXX] 20220329_170037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8">1</text:p>
          </table:table-cell>
          <table:table-cell table:style-name="表15.B1" office:value-type="string">
            <text:p text:style-name="P8">現場</text:p>
          </table:table-cell>
          <table:table-cell table:style-name="表15.C1" office:value-type="string">
            <text:p text:style-name="P11">リバーレ中野坂上新築工事</text:p>
          </table:table-cell>
        </table:table-row>
        <table:table-row>
          <table:table-cell table:style-name="表15.A2" office:value-type="float" office:value="2">
            <text:p text:style-name="P8">2</text:p>
          </table:table-cell>
          <table:table-cell table:style-name="表15.B2" office:value-type="string">
            <text:p text:style-name="P8">天気</text:p>
          </table:table-cell>
          <table:table-cell table:style-name="表15.C2" office:value-type="string">
            <text:p text:style-name="P11">흐려. 오후, 낮 지나서에, 강우. 훌훌게 내렸다.</text:p>
          </table:table-cell>
        </table:table-row>
        <table:table-row>
          <table:table-cell table:style-name="表15.A2" office:value-type="float" office:value="3">
            <text:p text:style-name="P8">3</text:p>
          </table:table-cell>
          <table:table-cell table:style-name="表15.B2" office:value-type="string">
            <text:p text:style-name="P8">最寄り</text:p>
          </table:table-cell>
          <table:table-cell table:style-name="表15.C2" office:value-type="string">
            <text:p text:style-name="P11">中野坂上駅（大江戸線）</text:p>
          </table:table-cell>
        </table:table-row>
        <table:table-row>
          <table:table-cell table:style-name="表15.B2" office:value-type="string">
            <text:p text:style-name="P8">3-2</text:p>
            <text:p text:style-name="P8"/>
          </table:table-cell>
          <table:table-cell table:style-name="表15.B2" office:value-type="string">
            <text:p text:style-name="P9">開始／終了時刻</text:p>
          </table:table-cell>
          <table:table-cell table:style-name="表15.C2" office:value-type="string">
            <text:list xml:id="list4792711898158288616" text:style-name="L241">
              <text:list-item>
                <text:p text:style-name="P256">開始　：　9시 지났을 경</text:p>
              </text:list-item>
              <text:list-item>
                <text:p text:style-name="P256">詰所到着　：14시 경.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8">4</text:p>
          </table:table-cell>
          <table:table-cell table:style-name="表15.B2" office:value-type="string">
            <text:p text:style-name="P8">他職：ポンプ</text:p>
          </table:table-cell>
          <table:table-cell table:style-name="表15.C2" office:value-type="string">
            <text:list xml:id="list3379430412084725976" text:style-name="L242">
              <text:list-item>
                <text:p text:style-name="P257">OZAWA GROUP</text:p>
              </text:list-item>
              <text:list-item>
                <text:p text:style-name="P257">2 명. 모두 일본사람. &lt;1&gt; 작장인 듯한 사람. 목도리를 헬멧에 씌우고 있었다.</text:p>
              </text:list-item>
              <text:list-item>
                <text:p text:style-name="P257">다른 사람은 약간 작은 몸집. &lt;1&gt; 할복은 좋다.</text:p>
              </text:list-item>
              <text:list-item>
                <text:p text:style-name="P257">마지막. &lt;1&gt; 호스 속에 남아있는 콘크리트를 낸다. &lt;2&gt; 일단, 암을 내린다. 그리고 다시 올린다. &lt;3&gt; 이렇게 하는 것으로, 위로 향했던 부분에 들어있었던 콘크리트를 밖에 흘려낼 수 있다.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8">5</text:p>
          </table:table-cell>
          <table:table-cell table:style-name="表15.B2" office:value-type="string">
            <text:p text:style-name="P8">他職：土工さん</text:p>
          </table:table-cell>
          <table:table-cell table:style-name="表15.C2" office:value-type="string">
            <text:list xml:id="list2442485570669902501" text:style-name="L243">
              <text:list-item>
                <text:p text:style-name="P258">좀 둥둥한 사람, 1 명. &lt;1&gt; 자꾸 기침을 하고있다. &lt;2&gt; 종반, 그 사람 본인에게 `그 기침은 무엇이니` 이라고 물었다. &lt;3&gt; 지나치게 약을 먹어서, 목이 말라 있는 것.</text:p>
              </text:list-item>
              <text:list-item>
                <text:p text:style-name="P258">철근씻음의 사람. &lt;1&gt; 종반, 기둥의 근처에서 바이브의 코드를 나를 때,꾸무락거리고 있다. &lt;2&gt; 나는 초조하고, 그 사람의 신체를 치고, 후방에 물러나게 했다.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8">6</text:p>
          </table:table-cell>
          <table:table-cell table:style-name="表15.B2" office:value-type="string">
            <text:p text:style-name="P8">他職：電気屋さんの相番の<text:soft-page-break/>人</text:p>
          </table:table-cell>
          <table:table-cell table:style-name="表15.C2" office:value-type="string">
            <text:list xml:id="list4210993016645997687" text:style-name="L244">
              <text:list-item>
                <text:p text:style-name="P259">같은 도와의 사람. &lt;1&gt; 작은 몸집. &lt;2&gt; 얼굴의 피부가 검붉다. 아토피가 있는 사람의 피부. &lt;3&gt; 때마다 때마다의 코드의 처치 등, 착실하고 꼼꼼하다. &lt;4&gt; 스스로 이렇게 <text:soft-page-break/>하려고 정하고, 그를 하고 있다. 그런 <text:s/>모습.</text:p>
              </text:list-item>
            </text:list>
          </table:table-cell>
        </table:table-row>
        <table:table-row>
          <table:table-cell table:style-name="表15.B2" office:value-type="string">
            <text:p text:style-name="P8">6--2</text:p>
          </table:table-cell>
          <table:table-cell table:style-name="表15.B2" office:value-type="string">
            <text:p text:style-name="P8">他職：<text:span text:style-name="T2">警備</text:span></text:p>
          </table:table-cell>
          <table:table-cell table:style-name="表15.C2" office:value-type="string">
            <text:list xml:id="list2363533443147198253" text:style-name="L245">
              <text:list-item>
                <text:p text:style-name="P260"/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土間屋さん</text:span></text:p>
          </table:table-cell>
          <table:table-cell table:style-name="表15.C2" office:value-type="string">
            <text:list xml:id="list8203608936680211196" text:style-name="L246">
              <text:list-item>
                <text:p text:style-name="P261">지장분 일까. 흰 작업복을 입은 사람. &lt;1&gt; 빈둥빈둥하게 삽을 사용하고 있으면, `이렇게 하지 않으면 안될 것이다` 라고 호통쳤다. &lt;2&gt; 내가 그 사람의 위치에 있었으면, 똑같이 소리쳤을 것이다.</text:p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大工さん</text:span></text:p>
          </table:table-cell>
          <table:table-cell table:style-name="表15.C2" office:value-type="string">
            <text:list xml:id="list103475979516112372" text:style-name="L247">
              <text:list-item>
                <text:p text:style-name="P262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8">7</text:p>
          </table:table-cell>
          <table:table-cell table:style-name="表15.B2" office:value-type="string">
            <text:p text:style-name="P8">監督さん</text:p>
          </table:table-cell>
          <table:table-cell table:style-name="表15.C2" office:value-type="string">
            <text:list xml:id="list4750400894911023788" text:style-name="L248">
              <text:list-item>
                <text:p text:style-name="P263">베트남의 사람 일까. 젊은 사람. 30대 후방 정도 일까. 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8">8</text:p>
          </table:table-cell>
          <table:table-cell table:style-name="表15.B2" office:value-type="string">
            <text:p text:style-name="P8">発注者の方</text:p>
          </table:table-cell>
          <table:table-cell table:style-name="表15.C2" office:value-type="string">
            <text:list xml:id="list35439689550304701" text:style-name="L249">
              <text:list-item>
                <text:p text:style-name="P264">차분한 말투의 사람. 50대 후방 일까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東和からの同僚</text:p>
          </table:table-cell>
          <table:table-cell table:style-name="表15.C2" office:value-type="string">
            <text:list xml:id="list952925738533951011" text:style-name="L250">
              <text:list-item>
                <text:p text:style-name="P265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8">9</text:p>
          </table:table-cell>
          <table:table-cell table:style-name="表15.B2" office:value-type="string">
            <text:p text:style-name="P8">現場見取り図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10">
            <text:p text:style-name="P8">10</text:p>
          </table:table-cell>
          <table:table-cell table:style-name="表15.B2" office:value-type="string">
            <text:p text:style-name="P9">段取り</text:p>
          </table:table-cell>
          <table:table-cell table:style-name="表15.C2" office:value-type="string">
            <text:list xml:id="list1942300301486752422" text:style-name="L251">
              <text:list-item>
                <text:p text:style-name="P266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行き帰りでの出来事、見聞</text:p>
          </table:table-cell>
          <table:table-cell table:style-name="表15.C2" office:value-type="string">
            <text:list xml:id="list7268083454112957652" text:style-name="L252">
              <text:list-item>
                <text:p text:style-name="P267">青山一丁目역 있었을까. &lt;1&gt; 자세한 체형의 여자. 역의 엘리베이터에서 하자가 되었다. &lt;2&gt; <text:s/>문이 닫히기 시작하고 있었다. &lt;3&gt; 나는 오른 손을 올려, 문을 열어 주게 신호했다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周囲の事物</text:p>
          </table:table-cell>
          <table:table-cell table:style-name="表15.C2" office:value-type="string">
            <text:list xml:id="list8977485343839685003" text:style-name="L253">
              <text:list-item>
                <text:p text:style-name="P268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8">11</text:p>
          </table:table-cell>
          <table:table-cell table:style-name="表15.B2" office:value-type="string">
            <text:p text:style-name="P9">その他</text:p>
          </table:table-cell>
          <table:table-cell table:style-name="表15.C2" office:value-type="string">
            <text:list xml:id="list3444341071896554268" text:style-name="L254">
              <text:list-item>
                <text:p text:style-name="P269"/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8">12</text:p>
          </table:table-cell>
          <table:table-cell table:style-name="表15.B2" office:value-type="string">
            <text:p text:style-name="P9">やってもらったこと</text:p>
          </table:table-cell>
          <table:table-cell table:style-name="表15.C2" office:value-type="string">
            <text:list xml:id="list5985756586606337367" text:style-name="L255">
              <text:list-item>
                <text:p text:style-name="P270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危険予知、危険感知</text:p>
          </table:table-cell>
          <table:table-cell table:style-name="表15.C2" office:value-type="string">
            <text:list xml:id="list4083669381175339766" text:style-name="L256">
              <text:list-item>
                <text:p text:style-name="P271"/>
              </text:list-item>
            </text:list>
          </table:table-cell>
        </table:table-row>
      </table:table>
      <text:p text:style-name="P13"/>
      <text:p text:style-name="P4">[/ XXXX] 20220329_175612</text:p>
      <text:p text:style-name="P5"/>
      <text:p text:style-name="P5"/>
      <text:p text:style-name="P7"/>
      <text:p text:style-name="P5"><text:soft-page-break/></text:p>
      <text:p text:style-name="P2">---------------------------------------------------------------</text:p>
      <text:p text:style-name="P4">[XXX] 20220406_152610</text:p>
      <text:p text:style-name="P13">myself / towa diary / XXX</text:p>
      <text:p text:style-name="P3"><text:span text:style-name="T3">作業日：4</text:span><text:span text:style-name="T5">/2</text:span><text:span text:style-name="T4"> sa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8">現場</text:p>
          </table:table-cell>
          <table:table-cell table:style-name="表16.C1" office:value-type="string">
            <text:p text:style-name="P11">横浜市南区万世町二丁目計画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8">天気</text:p>
          </table:table-cell>
          <table:table-cell table:style-name="表16.C2" office:value-type="string">
            <text:p text:style-name="P11">晴れ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8">最寄り</text:p>
          </table:table-cell>
          <table:table-cell table:style-name="表16.C2" office:value-type="string">
            <text:p text:style-name="P11">阪東橋（市営地下鉄）</text:p>
          </table:table-cell>
        </table:table-row>
        <table:table-row>
          <table:table-cell table:style-name="表16.B2" office:value-type="string">
            <text:p text:style-name="P8">3-2</text:p>
            <text:p text:style-name="P8"/>
          </table:table-cell>
          <table:table-cell table:style-name="表16.B2" office:value-type="string">
            <text:p text:style-name="P9">開始／終了時刻</text:p>
          </table:table-cell>
          <table:table-cell table:style-name="表16.C2" office:value-type="string">
            <text:list xml:id="list392426707650598006" text:style-name="L257">
              <text:list-item>
                <text:p text:style-name="P272">開始　９：１５？</text:p>
              </text:list-item>
              <text:list-item>
                <text:p text:style-name="P272">詰所到着　１５：４５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8">4</text:p>
          </table:table-cell>
          <table:table-cell table:style-name="表16.B2" office:value-type="string">
            <text:p text:style-name="P8">他職：ポンプ</text:p>
          </table:table-cell>
          <table:table-cell table:style-name="表16.C2" office:value-type="string">
            <text:list xml:id="list7973086766722442238" text:style-name="L258">
              <text:list-item>
                <text:p text:style-name="P273">FUJITA</text:p>
              </text:list-item>
              <text:list-item>
                <text:p text:style-name="P273">3명. 모두 일본인.</text:p>
              </text:list-item>
              <text:list-item>
                <text:p text:style-name="P273">한 사람. 가장 젊은(젊게 보이는) 사람. &lt;1&gt; 이전에도 본 적이 있다. 작은 몸집. 165 정도 일까. &lt;2&gt; 이전에 본 때는 직장을 하고있었던 기억이 있다. 이 버넨 호스를 담당하고있다.</text:p>
              </text:list-item>
              <text:list-item>
                <text:p text:style-name="P273">직장분일까, 아침엔 펌프차를 운전하고 있었다. &lt;1&gt; 연배(年配)의 사람. 165 정도. &lt;2&gt; 햇볕에 타고 있다.</text:p>
              </text:list-item>
              <text:list-item>
                <text:p text:style-name="P273">종반, 이 직장이 호스를 담당하고있다. 내뿜기(吹き出し)의 밑동아리(付け根)를 타설. </text:p>
              </text:list-item>
              <text:list-item>
                <text:p text:style-name="P273">&lt;2&gt; 빗(櫛)이 기울고 있다. 그 첨단을 가법게 무릅쓰고, 얼마나, 종으로 했다.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8">5</text:p>
          </table:table-cell>
          <table:table-cell table:style-name="表16.B2" office:value-type="string">
            <text:p text:style-name="P8">他職：土工さん</text:p>
          </table:table-cell>
          <table:table-cell table:style-name="表16.C2" office:value-type="string">
            <text:list xml:id="list6846770662890415397" text:style-name="L259">
              <text:list-item>
                <text:p text:style-name="P274"/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8">6</text:p>
          </table:table-cell>
          <table:table-cell table:style-name="表16.B2" office:value-type="string">
            <text:p text:style-name="P8">他職：電気屋さんの相番の人</text:p>
          </table:table-cell>
          <table:table-cell table:style-name="表16.C2" office:value-type="string">
            <text:list xml:id="list7323438217412429318" text:style-name="L260">
              <text:list-item>
                <text:p text:style-name="P275">번직 사람. 젊다. &lt;1&gt; 종반, 추가기다리로 들어간다. &lt;2&gt; 나는 그에게 `배간이 한 번 뿐 남아있죠. 없으면, 돌아갈 수 있는데요` 라고 말한다. 그는 대답해서, `어, 그렇습니까? 단지, 돌려져 온 것 뿐이어서...`</text:p>
              </text:list-item>
            </text:list>
          </table:table-cell>
        </table:table-row>
        <table:table-row>
          <table:table-cell table:style-name="表16.B2" office:value-type="string">
            <text:p text:style-name="P8">6--2</text:p>
          </table:table-cell>
          <table:table-cell table:style-name="表16.B2" office:value-type="string">
            <text:p text:style-name="P8">他職：<text:span text:style-name="T2">警備</text:span></text:p>
          </table:table-cell>
          <table:table-cell table:style-name="表16.C2" office:value-type="string">
            <text:list xml:id="list3274083933383732005" text:style-name="L261">
              <text:list-item>
                <text:p text:style-name="P276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土間屋さん</text:span></text:p>
          </table:table-cell>
          <table:table-cell table:style-name="表16.C2" office:value-type="string">
            <text:list xml:id="list621873229525896073" text:style-name="L262">
              <text:list-item>
                <text:p text:style-name="P277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大工さん</text:span></text:p>
          </table:table-cell>
          <table:table-cell table:style-name="表16.C2" office:value-type="string">
            <text:list xml:id="list473167849709682090" text:style-name="L263">
              <text:list-item>
                <text:p text:style-name="P278"/>
              </text:list-item>
            </text:list>
          </table:table-cell>
        </table:table-row>
        <text:soft-page-break/>
        <table:table-row>
          <table:table-cell table:style-name="表16.A2" office:value-type="float" office:value="7">
            <text:p text:style-name="P8">7</text:p>
          </table:table-cell>
          <table:table-cell table:style-name="表16.B2" office:value-type="string">
            <text:p text:style-name="P8">監督さん</text:p>
          </table:table-cell>
          <table:table-cell table:style-name="表16.C2" office:value-type="string">
            <text:list xml:id="list7231708345038598587" text:style-name="L264">
              <text:list-item>
                <text:p text:style-name="P279">타설 현장 담당자는 2 명. 모두 젊은 사람. &lt;2&gt; 마지막, 게이트를 나갈 때, 경비의 사람에게 한쪽 손으로 예(礼)를 한다. &lt;3&gt; 예의 후 뒤돌아보면, 감독(상기 젊은 감독들의 하나)이 이 쪽으로 걸어 오고 있다.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8">8</text:p>
          </table:table-cell>
          <table:table-cell table:style-name="表16.B2" office:value-type="string">
            <text:p text:style-name="P8">発注者の方</text:p>
          </table:table-cell>
          <table:table-cell table:style-name="表16.C2" office:value-type="string">
            <text:list xml:id="list8981122049350844046" text:style-name="L265">
              <text:list-item>
                <text:p text:style-name="P280">아침엔 2 명. 오후 경에서 인가, 직장 듯한 사람은 보이지 않고 있다.</text:p>
              </text:list-item>
              <text:list-item>
                <text:p text:style-name="P280">최후, 추가가 끝난 뒤, 대기소에 돌아간다. 그 담당자분이 기다리고 있다. &lt;2&gt; 나는 `미안한다` 라고 사죄한다.</text:p>
              </text:list-item>
            </text:list>
            <text:p text:style-name="P11"/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東和からの同僚</text:p>
          </table:table-cell>
          <table:table-cell table:style-name="表16.C2" office:value-type="string">
            <text:list xml:id="list9095188247770844693" text:style-name="L266">
              <text:list-item>
                <text:p text:style-name="P281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8">9</text:p>
          </table:table-cell>
          <table:table-cell table:style-name="表16.B2" office:value-type="string">
            <text:p text:style-name="P8">現場見取り図</text:p>
          </table:table-cell>
          <table:table-cell table:style-name="表16.C2" office:value-type="string">
            <text:p text:style-name="P12"/>
          </table:table-cell>
        </table:table-row>
        <table:table-row>
          <table:table-cell table:style-name="表16.A2" office:value-type="float" office:value="10">
            <text:p text:style-name="P8">10</text:p>
          </table:table-cell>
          <table:table-cell table:style-name="表16.B2" office:value-type="string">
            <text:p text:style-name="P9">段取り</text:p>
          </table:table-cell>
          <table:table-cell table:style-name="表16.C2" office:value-type="string">
            <text:list xml:id="list1172937917721083528" text:style-name="L267">
              <text:list-item>
                <text:p text:style-name="P282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行き帰りでの出来事、見聞</text:p>
          </table:table-cell>
          <table:table-cell table:style-name="表16.C2" office:value-type="string">
            <text:list xml:id="list2648458274466204523" text:style-name="L268">
              <text:list-item>
                <text:p text:style-name="P283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周囲の事物</text:p>
          </table:table-cell>
          <table:table-cell table:style-name="表16.C2" office:value-type="string">
            <text:list xml:id="list2562359738510392723" text:style-name="L269">
              <text:list-item>
                <text:p text:style-name="P284"/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8">11</text:p>
          </table:table-cell>
          <table:table-cell table:style-name="表16.B2" office:value-type="string">
            <text:p text:style-name="P9">その他</text:p>
          </table:table-cell>
          <table:table-cell table:style-name="表16.C2" office:value-type="string">
            <text:list xml:id="list1267375331776120594" text:style-name="L270">
              <text:list-item>
                <text:p text:style-name="P285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8">12</text:p>
          </table:table-cell>
          <table:table-cell table:style-name="表16.B2" office:value-type="string">
            <text:p text:style-name="P9">やってもらったこと</text:p>
          </table:table-cell>
          <table:table-cell table:style-name="表16.C2" office:value-type="string">
            <text:list xml:id="list1211646348403059126" text:style-name="L271">
              <text:list-item>
                <text:p text:style-name="P286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危険予知、危険感知</text:p>
          </table:table-cell>
          <table:table-cell table:style-name="表16.C2" office:value-type="string">
            <text:list xml:id="list6376346453032534337" text:style-name="L272">
              <text:list-item>
                <text:p text:style-name="P287"/>
              </text:list-item>
            </text:list>
          </table:table-cell>
        </table:table-row>
      </table:table>
      <text:p text:style-name="P13"/>
      <text:p text:style-name="P4">[/ XXXX] 20220406_160241</text:p>
      <text:p text:style-name="P13"/>
      <text:p text:style-name="P13"/>
      <text:p text:style-name="P7"/>
      <text:p text:style-name="P2">---------------------------------------------------------------</text:p>
      <text:p text:style-name="P4">[XXX] 20220417_142141</text:p>
      <text:p text:style-name="P13">myself / towa diary / XXX</text:p>
      <text:p text:style-name="P3"><text:span text:style-name="T3">作業日：</text:span><text:span text:style-name="T5">4/16</text:span><text:span text:style-name="T4"> sa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8">現場</text:p>
          </table:table-cell>
          <table:table-cell table:style-name="表18.C1" office:value-type="string">
            <text:p text:style-name="P11">川口栄町３丁目銀座地区</text:p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8">天気</text:p>
          </table:table-cell>
          <table:table-cell table:style-name="表18.C2" office:value-type="string">
            <text:p text:style-name="P11">맑음</text:p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8">最寄り</text:p>
          </table:table-cell>
          <table:table-cell table:style-name="表18.C2" office:value-type="string">
            <text:p text:style-name="P11">川口駅（京浜東北線）</text:p>
          </table:table-cell>
        </table:table-row>
        <table:table-row>
          <table:table-cell table:style-name="表18.B2" office:value-type="string">
            <text:p text:style-name="P8">3-2</text:p>
            <text:p text:style-name="P8"/>
          </table:table-cell>
          <table:table-cell table:style-name="表18.B2" office:value-type="string">
            <text:p text:style-name="P9">開始／終了時刻</text:p>
          </table:table-cell>
          <table:table-cell table:style-name="表18.C2" office:value-type="string">
            <text:list xml:id="list7671298227583392666" text:style-name="L273">
              <text:list-item>
                <text:p text:style-name="P288">開始 <text:s text:c="2"/>9시 경.</text:p>
              </text:list-item>
              <text:list-item>
                <text:p text:style-name="P288">詰所到着　13시 10분 경.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8">他職：ポンプ</text:p>
          </table:table-cell>
          <table:table-cell table:style-name="表18.C2" office:value-type="string">
            <text:list xml:id="list422912930662324322" text:style-name="L274">
              <text:list-item>
                <text:p text:style-name="P289">2 명. &lt;1&gt; 컨트롤러를 조작하고 있던 사람. 선글라스를 하고있었다.</text:p>
              </text:list-item>
              <text:list-item>
                <text:p text:style-name="P289">호스를 다루고 있던 사람. 직장님 일까. &lt;1&gt; 미간[眉間에 세로의 주름[シワ이 한 개 들어있다.</text:p>
              </text:list-item>
              <text:list-item>
                <text:p text:style-name="P289">선글라스의 사람. 가끔 과자를 먹고 있다. &lt;1&gt; 맏차(抹茶) 맛의 쿠키 샌드(クッキーサンド) 와 같은 것.</text:p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8">5</text:p>
          </table:table-cell>
          <table:table-cell table:style-name="表18.B2" office:value-type="string">
            <text:p text:style-name="P8">他職：土工さん</text:p>
          </table:table-cell>
          <table:table-cell table:style-name="表18.C2" office:value-type="string">
            <text:list xml:id="list8387671457847564081" text:style-name="L275">
              <text:list-item>
                <text:p text:style-name="P290">펌프집과 같은 헬멧. &lt;1&gt; 내가 담당했던 사람은 가끔 펌프 직장분로부터 바이브의 다루는 방법에 관해 지시를 받고 있다.</text:p>
              </text:list-item>
              <text:list-item>
                <text:p text:style-name="P290">다른 한 사람, 타설에 위한 양생(養生)으로서 얇은 플라스틱의 시트를 기둥[柱에 붙이는 작업을 하고있다.</text:p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8">6</text:p>
          </table:table-cell>
          <table:table-cell table:style-name="表18.B2" office:value-type="string">
            <text:p text:style-name="P8">他職：電気屋さんの相番の人</text:p>
          </table:table-cell>
          <table:table-cell table:style-name="表18.C2" office:value-type="string">
            <text:list xml:id="list2402303854535047886" text:style-name="L276">
              <text:list-item>
                <text:p text:style-name="P291">다른 하나의 팀에서 상번(相番). &lt;1&gt; 내가 있던 탬이 끝난 뒤, 먼저 끝나는 것을 전한다. &lt;2&gt; 크레인의 가동 범위(稼働範囲)의 관계로, 내가 있던 팀은 일찍 끝나는 것이다라고 말했다.</text:p>
              </text:list-item>
            </text:list>
          </table:table-cell>
        </table:table-row>
        <table:table-row>
          <table:table-cell table:style-name="表18.B2" office:value-type="string">
            <text:p text:style-name="P8">6--2</text:p>
          </table:table-cell>
          <table:table-cell table:style-name="表18.B2" office:value-type="string">
            <text:p text:style-name="P8">他職：<text:span text:style-name="T2">警備</text:span></text:p>
          </table:table-cell>
          <table:table-cell table:style-name="表18.C2" office:value-type="string">
            <text:list xml:id="list53970175915973337" text:style-name="L277">
              <text:list-item>
                <text:p text:style-name="P292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土間屋さん</text:span></text:p>
          </table:table-cell>
          <table:table-cell table:style-name="表18.C2" office:value-type="string">
            <text:list xml:id="list5878529284085386975" text:style-name="L278">
              <text:list-item>
                <text:p text:style-name="P293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大工さん</text:span></text:p>
          </table:table-cell>
          <table:table-cell table:style-name="表18.C2" office:value-type="string">
            <text:list xml:id="list2837139437035266901" text:style-name="L279">
              <text:list-item>
                <text:p text:style-name="P294"/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8">7</text:p>
          </table:table-cell>
          <table:table-cell table:style-name="表18.B2" office:value-type="string">
            <text:p text:style-name="P8">監督さん</text:p>
          </table:table-cell>
          <table:table-cell table:style-name="表18.C2" office:value-type="string">
            <text:list xml:id="list3740197866062827311" text:style-name="L280">
              <text:list-item>
                <text:p text:style-name="P295">타설을 담당한 감독. 젊은 사람. &lt;1&gt; 넓은 편의 보드에 설계도(設計図)를 끼어[挟んで있다.</text:p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8">8</text:p>
          </table:table-cell>
          <table:table-cell table:style-name="表18.B2" office:value-type="string">
            <text:p text:style-name="P8">発注者の方</text:p>
          </table:table-cell>
          <table:table-cell table:style-name="表18.C2" office:value-type="string">
            <text:list xml:id="list1761000522305078932" text:style-name="L281">
              <text:list-item>
                <text:p text:style-name="P296">`콘(コン)` 씨. &lt;1&gt; 지시소(指示書)에 기재되고 있었던 이름과 다르다. &lt;2&gt; 아침 사무소에서 신규용지를 출력해 준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東和からの同僚</text:p>
          </table:table-cell>
          <table:table-cell table:style-name="表18.C2" office:value-type="string">
            <text:list xml:id="list8559967835204108873" text:style-name="L282">
              <text:list-item>
                <text:p text:style-name="P297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8">9</text:p>
          </table:table-cell>
          <table:table-cell table:style-name="表18.B2" office:value-type="string">
            <text:p text:style-name="P8">現場見取り図</text:p>
          </table:table-cell>
          <table:table-cell table:style-name="表18.C2" office:value-type="string">
            <text:p text:style-name="P12"/>
          </table:table-cell>
        </table:table-row>
        <text:soft-page-break/>
        <table:table-row>
          <table:table-cell table:style-name="表18.A2" office:value-type="float" office:value="10">
            <text:p text:style-name="P8">10</text:p>
          </table:table-cell>
          <table:table-cell table:style-name="表18.B2" office:value-type="string">
            <text:p text:style-name="P9">段取り</text:p>
          </table:table-cell>
          <table:table-cell table:style-name="表18.C2" office:value-type="string">
            <text:list xml:id="list981597766067828635" text:style-name="L283">
              <text:list-item>
                <text:p text:style-name="P298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行き帰りでの出来事、見聞</text:p>
          </table:table-cell>
          <table:table-cell table:style-name="表18.C2" office:value-type="string">
            <text:list xml:id="list5182647278781065514" text:style-name="L284">
              <text:list-item>
                <text:p text:style-name="P299">돌아갈 때. 가와구치역에 향하는 도중. `데크(デッキ)` 를 걷기 시작했을 때. &lt;1&gt; 한 사람이 나에게 말하기 시작한다. &lt;2&gt; 생활보호를 이용한 방법으로 사는 장소를 소개하고 있다.</text:p>
              </text:list-item>
              <text:list-item>
                <text:p text:style-name="P299">이 사람의 이름은 `가터` (加藤) 씨. &lt;1&gt; 나에게 `명함을 건네 줄까?` 라고 묻는다. `받습니다` 라고 대답했다. 받았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周囲の事物</text:p>
          </table:table-cell>
          <table:table-cell table:style-name="表18.C2" office:value-type="string">
            <text:list xml:id="list7881770680156644967" text:style-name="L285">
              <text:list-item>
                <text:p text:style-name="P300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8">11</text:p>
          </table:table-cell>
          <table:table-cell table:style-name="表18.B2" office:value-type="string">
            <text:p text:style-name="P9">その他</text:p>
          </table:table-cell>
          <table:table-cell table:style-name="表18.C2" office:value-type="string">
            <text:list xml:id="list7448304855116607453" text:style-name="L286">
              <text:list-item>
                <text:p text:style-name="P301">`타케무라 (竹村)` 공사의 사무소. &lt;1&gt; 냉장고가 있다. &lt;2&gt; 그 위에 인형을 몇 가지 두고 있다.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8">12</text:p>
          </table:table-cell>
          <table:table-cell table:style-name="表18.B2" office:value-type="string">
            <text:p text:style-name="P9">やってもらったこと</text:p>
          </table:table-cell>
          <table:table-cell table:style-name="表18.C2" office:value-type="string">
            <text:list xml:id="list2448905488238040056" text:style-name="L287">
              <text:list-item>
                <text:p text:style-name="P302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危険予知、危険感知</text:p>
          </table:table-cell>
          <table:table-cell table:style-name="表18.C2" office:value-type="string">
            <text:list xml:id="list8186870865422006494" text:style-name="L288">
              <text:list-item>
                <text:p text:style-name="P303">リフトに乗る。配管を入れたダンボール箱を、床に置く。気づくと、配管の一つが、山から崩れて、リフトの壁に、もたれかかっている。扉の開閉時に、跳ね上がっている敷板に、引っかかったりするかも知れない。</text:p>
              </text:list-item>
              <text:list-item>
                <text:p text:style-name="P303">리프트를 탄다. &lt;1&gt; 배관을 몇 가지 넣은 골판지 상자. 밑바닥에 둔다. &lt;2&gt; 알아차리면, 이들 배관의 하나가 산으로부터 무너지고, 리프트 벽에 기대고 있다.</text:p>
              </text:list-item>
            </text:list>
          </table:table-cell>
        </table:table-row>
      </table:table>
      <text:p text:style-name="P13"/>
      <text:p text:style-name="P4">[/ XXXX] 20220417_150945</text:p>
      <text:p text:style-name="P13"/>
      <text:p text:style-name="P13"/>
      <text:p text:style-name="P7"/>
      <text:p text:style-name="P2">---------------------------------------------------------------</text:p>
      <text:p text:style-name="P4">[XXX] 20220509_134219</text:p>
      <text:p text:style-name="P13">myself / towa diary / XXX</text:p>
      <text:p text:style-name="P3"><text:span text:style-name="T3">作業日：5</text:span><text:span text:style-name="T5">/7</text:span><text:span text:style-name="T4"> sa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8">1</text:p>
          </table:table-cell>
          <table:table-cell table:style-name="表19.B1" office:value-type="string">
            <text:p text:style-name="P8">現場</text:p>
          </table:table-cell>
          <table:table-cell table:style-name="表19.C1" office:value-type="string">
            <text:p text:style-name="P11">プレール・ドゥーク渋谷幡ヶ谷</text:p>
          </table:table-cell>
        </table:table-row>
        <table:table-row>
          <table:table-cell table:style-name="表19.A2" office:value-type="float" office:value="2">
            <text:p text:style-name="P8">2</text:p>
          </table:table-cell>
          <table:table-cell table:style-name="表19.B2" office:value-type="string">
            <text:p text:style-name="P8">天気</text:p>
          </table:table-cell>
          <table:table-cell table:style-name="表19.C2" office:value-type="string">
            <text:p text:style-name="P11">맑음.</text:p>
          </table:table-cell>
        </table:table-row>
        <table:table-row>
          <table:table-cell table:style-name="表19.A2" office:value-type="float" office:value="3">
            <text:p text:style-name="P8">3</text:p>
          </table:table-cell>
          <table:table-cell table:style-name="表19.B2" office:value-type="string">
            <text:p text:style-name="P8">最寄り</text:p>
          </table:table-cell>
          <table:table-cell table:style-name="表19.C2" office:value-type="string">
            <text:p text:style-name="P11">幡ヶ谷（都営新宿線）</text:p>
          </table:table-cell>
        </table:table-row>
        <table:table-row>
          <table:table-cell table:style-name="表19.B2" office:value-type="string">
            <text:p text:style-name="P8">3-2</text:p>
            <text:p text:style-name="P8"/>
          </table:table-cell>
          <table:table-cell table:style-name="表19.B2" office:value-type="string">
            <text:p text:style-name="P9">開始／終了時<text:soft-page-break/>刻</text:p>
          </table:table-cell>
          <table:table-cell table:style-name="表19.C2" office:value-type="string">
            <text:list xml:id="list383372997490489973" text:style-name="L289">
              <text:list-item>
                <text:p text:style-name="P304">開始　：　9시 경</text:p>
              </text:list-item>
              <text:list-item>
                <text:p text:style-name="P304"><text:soft-page-break/>詰所到着　：　12:20?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8">4</text:p>
          </table:table-cell>
          <table:table-cell table:style-name="表19.B2" office:value-type="string">
            <text:p text:style-name="P8">他職：ポンプ</text:p>
          </table:table-cell>
          <table:table-cell table:style-name="表19.C2" office:value-type="string">
            <text:list xml:id="list4719164575171413486" text:style-name="L290">
              <text:list-item>
                <text:p text:style-name="P305">日本開発工業（차 프런트에 일장기를 붙이고 있다. 차체의 색은 황색.）</text:p>
              </text:list-item>
              <text:list-item>
                <text:p text:style-name="P305">3 명. 모구 일본사람. &lt;1&gt; 호스 입을 담당했던 사람. 작은 몸집. 햇볕에 타고 있다.</text:p>
              </text:list-item>
              <text:list-item>
                <text:p text:style-name="P305">후반, 직장님 일까, 나에게, 바니브의 코드를 다시 연결하면 어떻겠는가라고 말해온다.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8">5</text:p>
          </table:table-cell>
          <table:table-cell table:style-name="表19.B2" office:value-type="string">
            <text:p text:style-name="P8">他職：土工さん</text:p>
          </table:table-cell>
          <table:table-cell table:style-name="表19.C2" office:value-type="string">
            <text:list xml:id="list8146863727764900245" text:style-name="L291">
              <text:list-item>
                <text:p text:style-name="P306">바이브 2 명. &lt;1&gt; 내가 담당했던 사람. 젊은 사람. 얼굴이 하얀 피부.</text:p>
              </text:list-item>
              <text:list-item>
                <text:p text:style-name="P306">다른 바이브 담당 사람. 직장 일까. &lt;1&gt; 머리를 기르고 있다.</text:p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8">6</text:p>
          </table:table-cell>
          <table:table-cell table:style-name="表19.B2" office:value-type="string">
            <text:p text:style-name="P8">他職：電気屋さんの相番の人</text:p>
          </table:table-cell>
          <table:table-cell table:style-name="表19.C2" office:value-type="string">
            <text:list xml:id="list2381547305941858582" text:style-name="L292">
              <text:list-item>
                <text:p text:style-name="P307">연배의 사람. &lt;1&gt; 머리는 희다. &lt;2&gt; 때때로 배관을 철근에 동여 매고 있다.</text:p>
              </text:list-item>
            </text:list>
          </table:table-cell>
        </table:table-row>
        <table:table-row>
          <table:table-cell table:style-name="表19.B2" office:value-type="string">
            <text:p text:style-name="P8">6--2</text:p>
          </table:table-cell>
          <table:table-cell table:style-name="表19.B2" office:value-type="string">
            <text:p text:style-name="P8">他職：<text:span text:style-name="T2">警備</text:span></text:p>
          </table:table-cell>
          <table:table-cell table:style-name="表19.C2" office:value-type="string">
            <text:list xml:id="list2562419918607394645" text:style-name="L293">
              <text:list-item>
                <text:p text:style-name="P308">3 명. &lt;1&gt; 직장님 일까. 비교적 키가 큰 사람.</text:p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土間屋さん</text:span></text:p>
          </table:table-cell>
          <table:table-cell table:style-name="表19.C2" office:value-type="string">
            <text:list xml:id="list3899161076837452925" text:style-name="L294">
              <text:list-item>
                <text:p text:style-name="P309"/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大工さん</text:span></text:p>
          </table:table-cell>
          <table:table-cell table:style-name="表19.C2" office:value-type="string">
            <text:list xml:id="list3842239444378602238" text:style-name="L295">
              <text:list-item>
                <text:p text:style-name="P310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8">7</text:p>
          </table:table-cell>
          <table:table-cell table:style-name="表19.B2" office:value-type="string">
            <text:p text:style-name="P8">監督さん</text:p>
          </table:table-cell>
          <table:table-cell table:style-name="表19.C2" office:value-type="string">
            <text:list xml:id="list6672452715270027173" text:style-name="L296">
              <text:list-item>
                <text:p text:style-name="P311">둘 명. &lt;1&gt; 소장님은 40정도 일까. 목소리는 크다. &lt;2&gt; 슬라브 담당님. 젊은 사람. 신체가 자세하다. 신장은 175 정도.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8">8</text:p>
          </table:table-cell>
          <table:table-cell table:style-name="表19.B2" office:value-type="string">
            <text:p text:style-name="P8">発注者の方</text:p>
          </table:table-cell>
          <table:table-cell table:style-name="表19.C2" office:value-type="string">
            <text:list xml:id="list5747044305716410422" text:style-name="L297">
              <text:list-item>
                <text:p text:style-name="P312">아침, 그리고 종료시, 전화에는 나오지 않는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東和からの同僚</text:p>
          </table:table-cell>
          <table:table-cell table:style-name="表19.C2" office:value-type="string">
            <text:list xml:id="list4998077208028034879" text:style-name="L298">
              <text:list-item>
                <text:p text:style-name="P313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8">9</text:p>
          </table:table-cell>
          <table:table-cell table:style-name="表19.B2" office:value-type="string">
            <text:p text:style-name="P8">現場見取り図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A2" office:value-type="float" office:value="10">
            <text:p text:style-name="P8">10</text:p>
          </table:table-cell>
          <table:table-cell table:style-name="表19.B2" office:value-type="string">
            <text:p text:style-name="P9">段取り</text:p>
          </table:table-cell>
          <table:table-cell table:style-name="表19.C2" office:value-type="string">
            <text:list xml:id="list1644582664766873544" text:style-name="L299">
              <text:list-item>
                <text:p text:style-name="P314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行き帰りでの出来事、見聞</text:p>
          </table:table-cell>
          <table:table-cell table:style-name="表19.C2" office:value-type="string">
            <text:list xml:id="list3430820706774450836" text:style-name="L300">
              <text:list-item>
                <text:p text:style-name="P315">돌아가기. 신주쿠선이 아니고, 하타가야역에서 게이오선을 타버렸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周囲の<text:soft-page-break/>事物</text:p>
          </table:table-cell>
          <table:table-cell table:style-name="表19.C2" office:value-type="string">
            <text:list xml:id="list5021155471179728493" text:style-name="L301">
              <text:list-item>
                <text:p text:style-name="P316"/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8">11</text:p>
          </table:table-cell>
          <table:table-cell table:style-name="表19.B2" office:value-type="string">
            <text:p text:style-name="P9">その他</text:p>
          </table:table-cell>
          <table:table-cell table:style-name="表19.C2" office:value-type="string">
            <text:list xml:id="list7723276184879891448" text:style-name="L302">
              <text:list-item>
                <text:p text:style-name="P317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8">12</text:p>
          </table:table-cell>
          <table:table-cell table:style-name="表19.B2" office:value-type="string">
            <text:p text:style-name="P9">やってもらったこと</text:p>
          </table:table-cell>
          <table:table-cell table:style-name="表19.C2" office:value-type="string">
            <text:list xml:id="list4922570368033555969" text:style-name="L303">
              <text:list-item>
                <text:p text:style-name="P318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危険予知、危険感知</text:p>
          </table:table-cell>
          <table:table-cell table:style-name="表19.C2" office:value-type="string">
            <text:list xml:id="list5911843673378586127" text:style-name="L304">
              <text:list-item>
                <text:p text:style-name="P319">롱구수판(리프트) 발진할 때. &lt;1&gt; 자주, 사방의 울타리에 손을 두고있다. &lt;2&gt; 이 울타리와, 골조, 혹은 각종 조작(造作), 보조 기구(補助器具) 등과의 사이에 끼워져 버리는 위험.</text:p>
              </text:list-item>
            </text:list>
          </table:table-cell>
        </table:table-row>
      </table:table>
      <text:p text:style-name="P13"/>
      <text:p text:style-name="P4">[/ XXXX] 20220509_142116</text:p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8">現場</text:p>
          </table:table-cell>
          <table:table-cell table:style-name="表20.C1" office:value-type="string">
            <text:p text:style-name="P11">クレイシア中馬込新築工事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8">天気</text:p>
          </table:table-cell>
          <table:table-cell table:style-name="表20.C2" office:value-type="string">
            <text:p text:style-name="P11">雨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8">最寄り</text:p>
          </table:table-cell>
          <table:table-cell table:style-name="表20.C2" office:value-type="string">
            <text:p text:style-name="P11">長原駅</text:p>
          </table:table-cell>
        </table:table-row>
        <table:table-row>
          <table:table-cell table:style-name="表20.B2" office:value-type="string">
            <text:p text:style-name="P8">3-2</text:p>
            <text:p text:style-name="P8"/>
          </table:table-cell>
          <table:table-cell table:style-name="表20.B2" office:value-type="string">
            <text:p text:style-name="P9">開始／終了時刻</text:p>
          </table:table-cell>
          <table:table-cell table:style-name="表20.C2" office:value-type="string">
            <text:list xml:id="list7914091664065039744" text:style-name="L337">
              <text:list-item>
                <text:p text:style-name="P350">開始　　　：　９：４０경　[비가 서서히 약해진다라는 예보가 나오료 있었기 때문.]</text:p>
              </text:list-item>
              <text:list-item>
                <text:p text:style-name="P350">詰所到着　：　１５：４０경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8">他職：ポンプ</text:p>
          </table:table-cell>
          <table:table-cell table:style-name="表20.C2" office:value-type="string">
            <text:list xml:id="list4330489959898361375" text:style-name="L305">
              <text:list-item>
                <text:p text:style-name="P320">회사명칭 → [グリーンケミカル]. </text:p>
              </text:list-item>
              <text:list-item>
                <text:p text:style-name="P320">3명. &lt;1&gt; 한 사람은 베트남인. 젊은 사람. </text:p>
              </text:list-item>
              <text:list-item>
                <text:p text:style-name="P320">베트만의 사람 : 아직 익숙해지지 않고(慣れていない) 있는 것 같아서, 시종(始終) 직장분이 심한 어조로(厳しい口調で) 그에게 지시를 내고 있다.</text:p>
              </text:list-item>
              <text:list-item>
                <text:p text:style-name="P320">종반. &lt;1&gt; 직장분이 그에게 지시 [3번의 로프를 끌어당겨라!(引っ張れ)] &lt;2&gt; 그는 내용이 모르는 모양이고, 다른 로프를 당기려고 한다.</text:p>
              </text:list-item>
              <text:list-item>
                <text:p text:style-name="P320">&lt;1&gt; 내가 그에게 [3번, 3번!]라고 소리를 건다(懸ける). &lt;2&gt; 그는 3번의 로프를 움겨 쥔다.</text:p>
              </text:list-item>
              <text:list-item>
                <text:p text:style-name="P320">&lt;1&gt; 이 전말(前末) 후, 펌프집분의 3 번째의 사람이 그에게 말하고 있다. [바] 는 베트남어로 3의 의미 이지요?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8">5</text:p>
          </table:table-cell>
          <table:table-cell table:style-name="表20.B2" office:value-type="string">
            <text:p text:style-name="P8">他職：<text:soft-page-break/>土工さん</text:p>
          </table:table-cell>
          <table:table-cell table:style-name="表20.C2" office:value-type="string">
            <text:list xml:id="list8925497598969761809" text:style-name="L306">
              <text:list-item>
                <text:p text:style-name="P321">직장분. 종반 펌프집 직장분에게 말하고 있다. &lt;1&gt; 오늘<text:soft-page-break/>은 최악인 팀이다. 마냑 바이브를 담당하는 그 사람이 없으면, 직장분. 종반 펌프집 직장분에게 말하고 있다. &lt;1&gt; 오늘은 최악인 팀이다. 마냑 바이브를 담당하는 그 사람이 없으면, 나 한사람 만이에요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8">6</text:p>
          </table:table-cell>
          <table:table-cell table:style-name="表20.B2" office:value-type="string">
            <text:p text:style-name="P8">他職：電気屋さんの相番の人</text:p>
          </table:table-cell>
          <table:table-cell table:style-name="表20.C2" office:value-type="string">
            <text:list xml:id="list7946073318890081484" text:style-name="L307">
              <text:list-item>
                <text:p text:style-name="P322">젊은 사람. 30 전일까. 여위어 있다.</text:p>
              </text:list-item>
            </text:list>
          </table:table-cell>
        </table:table-row>
        <table:table-row>
          <table:table-cell table:style-name="表20.B2" office:value-type="string">
            <text:p text:style-name="P8">6--2</text:p>
          </table:table-cell>
          <table:table-cell table:style-name="表20.B2" office:value-type="string">
            <text:p text:style-name="P8">他職：<text:span text:style-name="T2">警備</text:span></text:p>
          </table:table-cell>
          <table:table-cell table:style-name="表20.C2" office:value-type="string">
            <text:list xml:id="list887981787901546282" text:style-name="L308">
              <text:list-item>
                <text:p text:style-name="P323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土間屋さん</text:span></text:p>
          </table:table-cell>
          <table:table-cell table:style-name="表20.C2" office:value-type="string">
            <text:list xml:id="list5462161426161514137" text:style-name="L309">
              <text:list-item>
                <text:p text:style-name="P324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大工さん</text:span></text:p>
          </table:table-cell>
          <table:table-cell table:style-name="表20.C2" office:value-type="string">
            <text:list xml:id="list7551164047829470381" text:style-name="L310">
              <text:list-item>
                <text:p text:style-name="P325"/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8">7</text:p>
          </table:table-cell>
          <table:table-cell table:style-name="表20.B2" office:value-type="string">
            <text:p text:style-name="P8">監督さん</text:p>
          </table:table-cell>
          <table:table-cell table:style-name="表20.C2" office:value-type="string">
            <text:list xml:id="list3451708110192115165" text:style-name="L311">
              <text:list-item>
                <text:p text:style-name="P326">2명. 소장분와 다른 하사람. &lt;1&gt; 슬라부에는 2사람 모두 있다. &lt;2&gt; 도중, 소장분이 발판의 파이프에 시트를 붙이고 있었다. &lt;3&gt; 그 전에는 2명. 소장분와 다른 하사람. &lt;1&gt; 슬라부에는 2사람 모두 있다. &lt;2&gt; 도중, 소장분이 발판의 파이프에 시트를 붙이고 있었다. &lt;3&gt; 그 전에는 이웃집의 사람이 베란다에 있고, 전화하고 있었다.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8">8</text:p>
          </table:table-cell>
          <table:table-cell table:style-name="表20.B2" office:value-type="string">
            <text:p text:style-name="P8">発注者の方</text:p>
          </table:table-cell>
          <table:table-cell table:style-name="表20.C2" office:value-type="string">
            <text:list xml:id="list1631890547555734980" text:style-name="L312">
              <text:list-item>
                <text:p text:style-name="P327">호크신(ホクシン)의 스즈기님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東和からの同僚</text:p>
          </table:table-cell>
          <table:table-cell table:style-name="表20.C2" office:value-type="string">
            <text:list xml:id="list9214383164219514912" text:style-name="L313">
              <text:list-item>
                <text:p text:style-name="P328"/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8">9</text:p>
          </table:table-cell>
          <table:table-cell table:style-name="表20.B2" office:value-type="string">
            <text:p text:style-name="P8">現場見取り図</text:p>
          </table:table-cell>
          <table:table-cell table:style-name="表20.C2" office:value-type="string">
            <text:p text:style-name="P12"/>
          </table:table-cell>
        </table:table-row>
        <table:table-row>
          <table:table-cell table:style-name="表20.A2" office:value-type="float" office:value="10">
            <text:p text:style-name="P8">10</text:p>
          </table:table-cell>
          <table:table-cell table:style-name="表20.B2" office:value-type="string">
            <text:p text:style-name="P9">段取り</text:p>
          </table:table-cell>
          <table:table-cell table:style-name="表20.C2" office:value-type="string">
            <text:list xml:id="list124838925451467992" text:style-name="L314">
              <text:list-item>
                <text:p text:style-name="P329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行き帰りでの出来事、見聞</text:p>
          </table:table-cell>
          <table:table-cell table:style-name="表20.C2" office:value-type="string">
            <text:list xml:id="list2046710794886000292" text:style-name="L315">
              <text:list-item>
                <text:p text:style-name="P330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周囲の事物</text:p>
          </table:table-cell>
          <table:table-cell table:style-name="表20.C2" office:value-type="string">
            <text:list xml:id="list3347326304816530621" text:style-name="L316">
              <text:list-item>
                <text:p text:style-name="P331"/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8">11</text:p>
          </table:table-cell>
          <table:table-cell table:style-name="表20.B2" office:value-type="string">
            <text:p text:style-name="P9">その他</text:p>
          </table:table-cell>
          <table:table-cell table:style-name="表20.C2" office:value-type="string">
            <text:list xml:id="list10496194620476932" text:style-name="L317">
              <text:list-item>
                <text:p text:style-name="P332"/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8">12</text:p>
          </table:table-cell>
          <table:table-cell table:style-name="表20.B2" office:value-type="string">
            <text:p text:style-name="P9">やってもらっ<text:soft-page-break/>たこと</text:p>
          </table:table-cell>
          <table:table-cell table:style-name="表20.C2" office:value-type="string">
            <text:list xml:id="list2904077212077207365" text:style-name="L318">
              <text:list-item>
                <text:p text:style-name="P333">토공의 직장분. 최후, [벌써 좋아요] 라고 말하고 주었다.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危険予知、危険感知</text:p>
          </table:table-cell>
          <table:table-cell table:style-name="表20.C2" office:value-type="string">
            <text:list xml:id="list4959941441135555527" text:style-name="L319">
              <text:list-item>
                <text:p text:style-name="P334"/>
              </text:list-item>
            </text:list>
          </table:table-cell>
        </table:table-row>
      </table:table>
      <text:p text:style-name="P13"/>
      <text:p text:style-name="P4">[/ XXXX] 20220516_175612</text:p>
      <text:p text:style-name="P13"/>
      <text:p text:style-name="P7">@@@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8">1</text:p>
          </table:table-cell>
          <table:table-cell table:style-name="表23.B1" office:value-type="string">
            <text:p text:style-name="P8">現場</text:p>
          </table:table-cell>
          <table:table-cell table:style-name="表23.C1" office:value-type="string">
            <text:p text:style-name="P11"/>
          </table:table-cell>
        </table:table-row>
        <table:table-row>
          <table:table-cell table:style-name="表23.A2" office:value-type="float" office:value="2">
            <text:p text:style-name="P8">2</text:p>
          </table:table-cell>
          <table:table-cell table:style-name="表23.B2" office:value-type="string">
            <text:p text:style-name="P8">天気</text:p>
          </table:table-cell>
          <table:table-cell table:style-name="表23.C2" office:value-type="string">
            <text:p text:style-name="P11"/>
          </table:table-cell>
        </table:table-row>
        <table:table-row>
          <table:table-cell table:style-name="表23.A2" office:value-type="float" office:value="3">
            <text:p text:style-name="P8">3</text:p>
          </table:table-cell>
          <table:table-cell table:style-name="表23.B2" office:value-type="string">
            <text:p text:style-name="P8">最寄り</text:p>
          </table:table-cell>
          <table:table-cell table:style-name="表23.C2" office:value-type="string">
            <text:p text:style-name="P11"/>
          </table:table-cell>
        </table:table-row>
        <table:table-row>
          <table:table-cell table:style-name="表23.B2" office:value-type="string">
            <text:p text:style-name="P8">3-2</text:p>
            <text:p text:style-name="P8"/>
          </table:table-cell>
          <table:table-cell table:style-name="表23.B2" office:value-type="string">
            <text:p text:style-name="P9">開始／終了時刻</text:p>
          </table:table-cell>
          <table:table-cell table:style-name="表23.C2" office:value-type="string">
            <text:list xml:id="list37786362" text:continue-list="list1658589750948714814" text:style-name="L17">
              <text:list-item>
                <text:p text:style-name="P32">開始</text:p>
              </text:list-item>
              <text:list-item>
                <text:p text:style-name="P32">詰所到着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8">4</text:p>
          </table:table-cell>
          <table:table-cell table:style-name="表23.B2" office:value-type="string">
            <text:p text:style-name="P8">他職：ポンプ</text:p>
          </table:table-cell>
          <table:table-cell table:style-name="表23.C2" office:value-type="string">
            <text:list xml:id="list3634399273160633366" text:style-name="L338">
              <text:list-item>
                <text:p text:style-name="P351"/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8">5</text:p>
          </table:table-cell>
          <table:table-cell table:style-name="表23.B2" office:value-type="string">
            <text:p text:style-name="P8">他職：土工さん</text:p>
          </table:table-cell>
          <table:table-cell table:style-name="表23.C2" office:value-type="string">
            <text:list xml:id="list327058006449805780" text:style-name="L339">
              <text:list-item>
                <text:p text:style-name="P352"/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8">6</text:p>
          </table:table-cell>
          <table:table-cell table:style-name="表23.B2" office:value-type="string">
            <text:p text:style-name="P8">他職：電気屋さんの相番の人</text:p>
          </table:table-cell>
          <table:table-cell table:style-name="表23.C2" office:value-type="string">
            <text:list xml:id="list2495309142431222379" text:style-name="L340">
              <text:list-item>
                <text:p text:style-name="P353"/>
              </text:list-item>
            </text:list>
          </table:table-cell>
        </table:table-row>
        <table:table-row>
          <table:table-cell table:style-name="表23.B2" office:value-type="string">
            <text:p text:style-name="P8">6--2</text:p>
          </table:table-cell>
          <table:table-cell table:style-name="表23.B2" office:value-type="string">
            <text:p text:style-name="P8">他職：<text:span text:style-name="T2">警備</text:span></text:p>
          </table:table-cell>
          <table:table-cell table:style-name="表23.C2" office:value-type="string">
            <text:list xml:id="list676075716102658343" text:style-name="L341">
              <text:list-item>
                <text:p text:style-name="P354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土間屋さん</text:span></text:p>
          </table:table-cell>
          <table:table-cell table:style-name="表23.C2" office:value-type="string">
            <text:list xml:id="list6496918937635149478" text:style-name="L342">
              <text:list-item>
                <text:p text:style-name="P355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大工さん</text:span></text:p>
          </table:table-cell>
          <table:table-cell table:style-name="表23.C2" office:value-type="string">
            <text:list xml:id="list3665828243601508620" text:style-name="L343">
              <text:list-item>
                <text:p text:style-name="P356"/>
              </text:list-item>
            </text:list>
          </table:table-cell>
        </table:table-row>
        <text:soft-page-break/>
        <table:table-row>
          <table:table-cell table:style-name="表23.A2" office:value-type="float" office:value="7">
            <text:p text:style-name="P8">7</text:p>
          </table:table-cell>
          <table:table-cell table:style-name="表23.B2" office:value-type="string">
            <text:p text:style-name="P8">監督さん</text:p>
          </table:table-cell>
          <table:table-cell table:style-name="表23.C2" office:value-type="string">
            <text:list xml:id="list2880649764380224533" text:style-name="L344">
              <text:list-item>
                <text:p text:style-name="P357"/>
              </text:list-item>
            </text:list>
          </table:table-cell>
        </table:table-row>
        <table:table-row>
          <table:table-cell table:style-name="表23.A2" office:value-type="float" office:value="8">
            <text:p text:style-name="P8">8</text:p>
          </table:table-cell>
          <table:table-cell table:style-name="表23.B2" office:value-type="string">
            <text:p text:style-name="P8">発注者の方</text:p>
          </table:table-cell>
          <table:table-cell table:style-name="表23.C2" office:value-type="string">
            <text:list xml:id="list670135485889137224" text:style-name="L345">
              <text:list-item>
                <text:p text:style-name="P358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東和からの同僚</text:p>
          </table:table-cell>
          <table:table-cell table:style-name="表23.C2" office:value-type="string">
            <text:list xml:id="list3914194277423370148" text:style-name="L346">
              <text:list-item>
                <text:p text:style-name="P359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8">9</text:p>
          </table:table-cell>
          <table:table-cell table:style-name="表23.B2" office:value-type="string">
            <text:p text:style-name="P8">現場見取り図</text:p>
          </table:table-cell>
          <table:table-cell table:style-name="表23.C2" office:value-type="string">
            <text:p text:style-name="P12"/>
          </table:table-cell>
        </table:table-row>
        <table:table-row>
          <table:table-cell table:style-name="表23.A2" office:value-type="float" office:value="10">
            <text:p text:style-name="P8">10</text:p>
          </table:table-cell>
          <table:table-cell table:style-name="表23.B2" office:value-type="string">
            <text:p text:style-name="P9">段取り</text:p>
          </table:table-cell>
          <table:table-cell table:style-name="表23.C2" office:value-type="string">
            <text:list xml:id="list7283220884873986513" text:style-name="L347">
              <text:list-item>
                <text:p text:style-name="P360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行き帰りでの出来事、見聞</text:p>
          </table:table-cell>
          <table:table-cell table:style-name="表23.C2" office:value-type="string">
            <text:list xml:id="list4923736801737255348" text:style-name="L348">
              <text:list-item>
                <text:p text:style-name="P361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周囲の事物</text:p>
          </table:table-cell>
          <table:table-cell table:style-name="表23.C2" office:value-type="string">
            <text:list xml:id="list1291502748851140961" text:style-name="L349">
              <text:list-item>
                <text:p text:style-name="P362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8">11</text:p>
          </table:table-cell>
          <table:table-cell table:style-name="表23.B2" office:value-type="string">
            <text:p text:style-name="P9">その他</text:p>
          </table:table-cell>
          <table:table-cell table:style-name="表23.C2" office:value-type="string">
            <text:list xml:id="list4364503853068214649" text:style-name="L350">
              <text:list-item>
                <text:p text:style-name="P363"/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8">12</text:p>
          </table:table-cell>
          <table:table-cell table:style-name="表23.B2" office:value-type="string">
            <text:p text:style-name="P9">やってもらったこと</text:p>
          </table:table-cell>
          <table:table-cell table:style-name="表23.C2" office:value-type="string">
            <text:list xml:id="list2510180410152021499" text:style-name="L351">
              <text:list-item>
                <text:p text:style-name="P364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危険予知、危険感知</text:p>
          </table:table-cell>
          <table:table-cell table:style-name="表23.C2" office:value-type="string">
            <text:list xml:id="list485612834361122081" text:style-name="L352">
              <text:list-item>
                <text:p text:style-name="P365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5"/>
      <text:p text:style-name="P5"/>
      <text:p text:style-name="P1"/>
      <text:p text:style-name="P1">--------------------------------------------------------------- [TEMPLATE]</text:p>
      <text:p text:style-name="P1">aaa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ext:soft-page-break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7812067" text:continue-list="list37786362" text:style-name="L17">
              <text:list-item>
                <text:p text:style-name="P32">開始</text:p>
              </text:list-item>
              <text:list-item>
                <text:p text:style-name="P32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2424230665416571214" text:style-name="L320">
              <text:list-item>
                <text:p text:style-name="P335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912581037978971535" text:style-name="L321">
              <text:list-item>
                <text:p text:style-name="P336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7125029428767928726" text:style-name="L322">
              <text:list-item>
                <text:p text:style-name="P337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6152991337297602780" text:style-name="L323">
              <text:list-item>
                <text:p text:style-name="P338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4143777468282401311" text:style-name="L324">
              <text:list-item>
                <text:p text:style-name="P339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7802983860177399649" text:style-name="L325">
              <text:list-item>
                <text:p text:style-name="P340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4077784004064047977" text:style-name="L326">
              <text:list-item>
                <text:p text:style-name="P341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8720458832104087919" text:style-name="L327">
              <text:list-item>
                <text:p text:style-name="P342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8670829157584310979" text:style-name="L328">
              <text:list-item>
                <text:p text:style-name="P343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6126831796947038765" text:style-name="L329">
              <text:list-item>
                <text:p text:style-name="P344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3433830444237937605" text:style-name="L330">
              <text:list-item>
                <text:p text:style-name="P345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873356120920747340" text:style-name="L331">
              <text:list-item>
                <text:p text:style-name="P346"/>
              </text:list-item>
            </text:list>
          </table:table-cell>
        </table:table-row>
        <text:soft-page-break/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5681819089660436344" text:style-name="L332">
              <text:list-item>
                <text:p text:style-name="P347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1136443966468185127" text:style-name="L333">
              <text:list-item>
                <text:p text:style-name="P348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3598230036314780447" text:style-name="L334">
              <text:list-item>
                <text:p text:style-name="P349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7258758874943465212" text:style-name="L335">
        <text:list-item>
          <text:p text:style-name="P374">start apps</text:p>
          <text:list>
            <text:list-item>
              <text:p text:style-name="P374">doc (this)</text:p>
            </text:list-item>
            <text:list-item>
              <text:p text:style-name="P374">folder : C:\WORKS_2\WS\WS_Others.miscs\misc_files</text:p>
            </text:list-item>
            <text:list-item>
              <text:p text:style-name="P374">web page</text:p>
            </text:list-item>
          </text:list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http://benfranklin.chips.jp/cake_apps/Cake_IFM11/images/index_2?filter_memo=東和+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<text:span text:style-name="T2">資料</text:span>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/>
          </table:table-cell>
        </table:table-row>
      </table:table>
      <text:list xml:id="list37815169" text:continue-numbering="true" text:style-name="L335">
        <text:list-item>
          <text:list>
            <text:list-item>
              <text:p text:style-name="P374"/>
              <text:list>
                <text:list-item>
                  <text:p text:style-name="P374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5590468787083360118" text:style-name="L336">
        <text:list-item>
          <text:p text:style-name="P370">close</text:p>
          <text:list>
            <text:list-item>
              <text:p text:style-name="P370">image file</text:p>
            </text:list-item>
            <text:list-item>
              <text:p text:style-name="P370">browser :</text:p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14"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filter_memo=</text:a><text:soft-page-break/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東和+日誌&amp;RBs_AND_OR_Memo=AND&amp;sort=file_name&amp;direction=desc</text:a></text:p>
          </table:table-cell>
        </table:table-row>
        <table:table-row>
          <table:table-cell table:style-name="表22.A2" office:value-type="string">
            <text:p text:style-name="P14"/>
          </table:table-cell>
        </table:table-row>
      </table:table>
      <text:list xml:id="list37804083" text:continue-numbering="true" text:style-name="L336">
        <text:list-item>
          <text:list>
            <text:list-item>
              <text:p text:style-name="P370"><text:s/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370">folder : C:\WORKS_2\WS\WS_Others.miscs\misc_files</text:p>
            </text:list-item>
            <text:list-item>
              <text:p text:style-name="P370">this</text:p>
            </text:list-item>
          </text:list>
        </text:list-item>
        <text:list-item>
          <text:p text:style-name="P370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/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5" office:value-type="string">
            <text:p text:style-name="P10"/>
          </table:table-cell>
        </table:table-row>
        <table:table-row>
          <table:table-cell table:style-name="表276.A5" office:value-type="string">
            <text:p text:style-name="P10">e &amp;&amp; p</text:p>
          </table:table-cell>
        </table:table-row>
        <table:table-row>
          <table:table-cell table:style-name="表276.A5" office:value-type="string">
            <text:p text:style-name="P10"><text:a xlink:type="simple" xlink:href="http://benfranklin.chips.jp/cake_apps/Cake_IFM11/images/index_2?filter_memo=東和+日報&amp;sort=file_name&amp;direction=desc&amp;RBs_AND_OR_Memo=AND" text:style-name="Internet_20_link" text:visited-style-name="Visited_20_Internet_20_Link">http://benfranklin.chips.jp/cake_apps/Cake_IFM11/images/index_2?filter_memo=東和+日報&amp;sort=file_name&amp;direction=desc&amp;RBs_AND_OR_Memo=AND</text:a></text:p>
            <text:p text:style-name="P10"/>
          </table:table-cell>
        </table:table-row>
        <table:table-row>
          <table:table-cell table:style-name="表276.A5" office:value-type="string">
            <text:p text:style-name="P10"/>
          </table:table-cell>
        </table:table-row>
      </table:table>
      <text:list xml:id="list37798219" text:continue-numbering="true" text:style-name="L336">
        <text:list-item>
          <text:p text:style-name="P379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371"><text:line-break/><text:span text:style-name="T2">宮前平　　　　溝の口</text:span></text:p>
      <text:p text:style-name="P372">　　　　　　　旗の台</text:p>
      <text:p text:style-name="P372">　　　　　　　長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5-16T17:56:51.55</dc:date>
    <dc:creator>iwabuchi ken</dc:creator>
    <meta:editing-duration>P2DT20H35M35S</meta:editing-duration>
    <meta:editing-cycles>393</meta:editing-cycles>
    <meta:generator>OpenOffice/4.1.3$Win32 OpenOffice.org_project/413m1$Build-9783</meta:generator>
    <meta:document-statistic meta:table-count="25" meta:image-count="0" meta:object-count="0" meta:page-count="39" meta:paragraph-count="1198" meta:word-count="13056" meta:character-count="20767"/>
  </office:meta>
</office:document-meta>
</file>